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790000045BFCB000A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254cm" svg:stroke-color="#ff3333" draw:fill="none" draw:textarea-vertical-align="middle" fo:padding-top="0.252cm" fo:padding-bottom="0.252cm" fo:padding-left="0.377cm" fo:padding-right="0.377cm"/>
    </style:style>
    <style:style style:name="gr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b2b2b2"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solid" draw:fill-color="#be1e2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999999"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7f7f7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6" style:family="graphic" style:parent-style-name="standard">
      <style:graphic-properties draw:stroke="none" svg:stroke-width="0.254cm" svg:stroke-color="#000000" draw:fill="none" draw:fill-color="#ffffff" draw:textarea-horizontal-align="left" draw:auto-grow-height="true" draw:auto-grow-width="true" fo:min-height="0cm" fo:min-width="0cm" fo:padding-top="0.252cm" fo:padding-bottom="0.252cm" fo:padding-left="0.377cm" fo:padding-right="0.377cm"/>
    </style:style>
    <style:style style:name="gr22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Greyscale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Greyscale_20_Linear_20_B"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48" style:family="graphic" style:parent-style-name="objectwithoutfill">
      <style:graphic-properties svg:stroke-width="0.254cm" svg:stroke-color="#6666ff" draw:fill="none" draw:textarea-vertical-align="middle" fo:padding-top="0.252cm" fo:padding-bottom="0.252cm" fo:padding-left="0.377cm" fo:padding-right="0.377cm"/>
    </style:style>
    <style:style style:name="gr24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8"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5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9"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6"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0"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1"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2"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4"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5"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6"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7"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8"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9"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0"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4" style:family="graphic" style:parent-style-name="standard" style:list-style-name="L1">
      <style:graphic-properties draw:stroke="solid" draw:stroke-dash="Dashed_20__28_var_29__20_2" svg:stroke-width="0.04cm" svg:stroke-color="#dddddd"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5cm" fo:padding-bottom="0.135cm" fo:padding-left="0.26cm" fo:padding-right="0.26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0" style:family="graphic" style:parent-style-name="standard" style:list-style-name="L1">
      <style:graphic-properties draw:stroke="solid" draw:stroke-dash="Dashed_20__28_var_29__20_2" svg:stroke-width="0cm" svg:stroke-color="#6666ff"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1"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2"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3"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4"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5"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6"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7"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8"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9"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0"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1"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2"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3" style:family="graphic" style:parent-style-name="standard" style:list-style-name="L1">
      <style:graphic-properties draw:stroke="solid" draw:stroke-dash="Dashed_20__28_var_29__20_2" svg:stroke-width="0.04cm" svg:stroke-color="#6666ff"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5"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6" style:family="graphic" style:parent-style-name="standard" style:list-style-name="L1">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8"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0"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1" style:family="graphic" style:parent-style-name="standard" style:list-style-name="L1">
      <style:graphic-properties draw:stroke="solid" draw:stroke-dash="Dashed_20__28_var_29__20_2" svg:stroke-width="0cm" svg:stroke-color="#ff3333"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2"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3"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4"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5"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6"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7"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8"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9"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0"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1"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2"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3" style:family="graphic" style:parent-style-name="standard" style:list-style-name="L1">
      <style:graphic-properties draw:stroke="solid" draw:stroke-dash="Dashed_20__28_var_29__20_2" svg:stroke-width="0.04cm" svg:stroke-color="#ff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cm" fo:min-width="0cm" fo:padding-top="0.095cm" fo:padding-bottom="0.095cm" fo:padding-left="0.22cm" fo:padding-right="0.22cm" fo:wrap-option="no-wrap" draw:shadow="hidden" draw:shadow-offset-x="0.2cm" draw:shadow-offset-y="0.2cm" draw:shadow-color="#808080"/>
    </style:style>
    <style:style style:name="gr3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cm" fo:min-width="0cm" fo:padding-top="0.095cm" fo:padding-bottom="0.095cm" fo:padding-left="0.22cm" fo:padding-right="0.22cm" fo:wrap-option="no-wrap" draw:shadow="hidden" draw:shadow-offset-x="0.2cm" draw:shadow-offset-y="0.2cm" draw:shadow-color="#808080"/>
    </style:style>
    <style:style style:name="gr336" style:family="graphic" style:parent-style-name="standard">
      <style:graphic-properties draw:stroke="none" svg:stroke-width="0.254cm" svg:stroke-color="#000000" draw:fill="none" draw:fill-color="#ffffff" fo:min-height="0.639cm" fo:padding-top="0.252cm" fo:padding-bottom="0.252cm" fo:padding-left="0.377cm" fo:padding-right="0.377cm"/>
    </style:style>
    <style:style style:name="gr337" style:family="graphic" style:parent-style-name="standard">
      <style:graphic-properties draw:stroke="none" svg:stroke-width="0.254cm" svg:stroke-color="#000000" draw:fill="none" draw:fill-color="#ffffff" fo:min-height="0.893cm" fo:padding-top="0.252cm" fo:padding-bottom="0.252cm" fo:padding-left="0.377cm" fo:padding-right="0.377cm"/>
    </style:style>
    <style:style style:name="gr338" style:family="graphic" style:parent-style-name="standard">
      <style:graphic-properties draw:stroke="none" svg:stroke-width="0.254cm" svg:stroke-color="#000000" draw:fill="none" draw:fill-color="#ffffff" fo:min-height="1.655cm" fo:padding-top="0.252cm" fo:padding-bottom="0.252cm" fo:padding-left="0.377cm" fo:padding-right="0.377cm"/>
    </style:style>
    <style:style style:name="gr339" style:family="graphic" style:parent-style-name="standard">
      <style:graphic-properties draw:stroke="none" svg:stroke-width="0.254cm" svg:stroke-color="#000000" draw:fill="none" draw:fill-color="#ffffff" fo:min-height="0.512cm" fo:padding-top="0.252cm" fo:padding-bottom="0.252cm" fo:padding-left="0.377cm" fo:padding-right="0.377cm"/>
    </style:style>
    <style:style style:name="gr340" style:family="graphic" style:parent-style-name="standard">
      <style:graphic-properties draw:stroke="none" svg:stroke-width="0.254cm" svg:stroke-color="#000000" draw:fill="none" draw:fill-color="#ffffff" fo:min-height="0.258cm" fo:padding-top="0.252cm" fo:padding-bottom="0.252cm" fo:padding-left="0.377cm" fo:padding-right="0.377cm"/>
    </style:style>
    <style:style style:name="gr341" style:family="graphic" style:parent-style-name="standard">
      <style:graphic-properties draw:stroke="none" svg:stroke-width="0.254cm" svg:stroke-color="#000000" draw:fill="none" draw:fill-color="#ffffff" fo:min-height="0.385cm" fo:padding-top="0.252cm" fo:padding-bottom="0.252cm" fo:padding-left="0.377cm" fo:padding-right="0.377cm"/>
    </style:style>
    <style:style style:name="gr34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37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8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align="center" fo:text-indent="0cm"/>
      <style:text-properties fo:color="#ffffff" style:text-outline="false" style:text-line-through-style="none" fo:font-family="'Arial Narrow'" style:font-style-name="Bold Italic" style:font-family-generic="swiss" style:font-pitch="variable" fo:font-size="12pt" fo:font-style="italic" fo:text-shadow="none" style:text-underline-style="none" fo:font-weight="bold" style:letter-kerning="true" style:font-family-asian="'DejaVu Sans'" style:font-family-generic-asian="system" style:font-pitch-asian="variable" style:font-size-asian="12pt" style:font-style-asian="italic" style:font-weight-asian="bold" style:font-family-complex="'Lohit Hindi'" style:font-family-generic-complex="system" style:font-pitch-complex="variable" style:font-size-complex="12pt" style:font-style-complex="italic" style:font-weight-complex="bold" style:text-emphasize="none" style:font-relief="none" style:text-overline-style="none" style:text-overline-color="font-color"/>
    </style:style>
    <style:style style:name="P5" style:family="paragraph">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color="#ffffff" style:text-outline="false" style:text-line-through-style="none" fo:font-family="'Arial Narrow'" style:font-style-name="Bold Italic" style:font-family-generic="swiss" style:font-pitch="variable" fo:font-size="12pt" fo:font-style="italic" fo:text-shadow="none" style:text-underline-style="none" fo:font-weight="bold" style:letter-kerning="true" style:font-family-asian="'DejaVu Sans'" style:font-family-generic-asian="system" style:font-pitch-asian="variable" style:font-size-asian="12pt" style:font-style-asian="italic" style:font-weight-asian="bold" style:font-family-complex="'Lohit Hindi'" style:font-family-generic-complex="system" style:font-pitch-complex="variable" style:font-size-complex="12pt" style:font-style-complex="italic" style:font-weight-complex="bold" style:text-emphasize="none" style:font-relief="none" style:text-overline-style="none" style:text-overline-color="font-color"/>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416cm" svg:y1="19.447cm" svg:x2="16.464cm" svg:y2="19.447cm">
          <text:p/>
        </draw:line>
        <draw:line draw:style-name="gr1" draw:text-style-name="P1" draw:layer="layout" svg:x1="11.511cm" svg:y1="18.812cm" svg:x2="11.511cm" svg:y2="16.272cm">
          <text:p/>
        </draw:line>
        <draw:g>
          <draw:glue-point draw:id="4" svg:x="-1.938cm" svg:y="-5cm"/>
          <draw:glue-point draw:id="5" svg:x="1.123cm" svg:y="-3cm"/>
          <draw:glue-point draw:id="6" svg:x="4.184cm" svg:y="-1cm"/>
          <draw:glue-point draw:id="7" svg:x="4.184cm" svg:y="0.866cm"/>
          <draw:glue-point draw:id="8" svg:x="4.184cm" svg:y="3cm"/>
          <draw:glue-point draw:id="9" svg:x="2.959cm" svg:y="3.8cm"/>
          <draw:glue-point draw:id="10" svg:x="1.123cm" svg:y="5cm"/>
          <draw:glue-point draw:id="11" svg:x="-2.142cm" svg:y="2.866cm"/>
          <draw:glue-point draw:id="12" svg:x="-4.999cm" svg:y="1cm"/>
          <draw:glue-point draw:id="13" svg:x="-4.999cm" svg:y="-1cm"/>
          <draw:glue-point draw:id="14" svg:x="-4.999cm" svg:y="-3cm"/>
          <draw:glue-point draw:id="15" svg:x="-3.162cm" svg:y="-4.2cm"/>
          <draw:glue-point draw:id="16" svg:x="-3.774cm" svg:y="-3.266cm"/>
          <draw:glue-point draw:id="17" svg:x="0.918cm" svg:y="-0.2cm"/>
          <draw:path draw:style-name="gr2" draw:text-style-name="P2" draw:layer="layout" svg:width="0.995cm" svg:height="0.666cm" svg:x="10.163cm" svg:y="19.809cm" svg:viewBox="0 0 996 667" svg:d="M0 667c144 0 996-394 996-485s-66-182-210-182c0 91-786 515-786 667z">
            <text:p/>
          </draw:path>
          <draw:g>
            <draw:polygon draw:style-name="gr3" draw:text-style-name="P3" draw:layer="layout" svg:width="1.572cm" svg:height="1.817cm" svg:x="8.59cm" svg:y="18.658cm" svg:viewBox="0 0 1573 1818" draw:points="0,909 0,0 1573,909 1573,1818">
              <text:p/>
            </draw:polygon>
            <draw:polygon draw:style-name="gr4" draw:text-style-name="P3" draw:layer="layout" svg:width="0.785cm" svg:height="1.363cm" svg:x="10.163cm" svg:y="19.112cm" svg:viewBox="0 0 786 1364" draw:points="0,1364 0,455 786,0 786,909">
              <text:p/>
            </draw:polygon>
            <draw:polygon draw:style-name="gr5" draw:text-style-name="P3" draw:layer="layout" svg:width="2.358cm" svg:height="1.363cm" svg:x="8.59cm" svg:y="18.203cm" svg:viewBox="0 0 2359 1364" draw:points="1573,1364 0,455 786,0 2359,909">
              <text:p/>
            </draw:polygon>
            <draw:polygon draw:style-name="gr6" draw:text-style-name="P3" draw:layer="layout" svg:width="2.358cm" svg:height="2.272cm" svg:x="8.59cm" svg:y="18.203cm" svg:viewBox="0 0 2359 2273" draw:points="0,1364 0,455 786,0 2359,909 2359,1818 1573,2273">
              <text:p/>
            </draw:polygon>
            <draw:polygon draw:style-name="gr7" draw:text-style-name="P3" draw:layer="layout" svg:width="0.418cm" svg:height="0.514cm" svg:x="8.695cm" svg:y="18.839cm" svg:viewBox="0 0 419 515" draw:points="0,273 0,0 419,242 419,515">
              <text:p/>
            </draw:polygon>
            <draw:polygon draw:style-name="gr8" draw:text-style-name="P3" draw:layer="layout" svg:width="0.366cm" svg:height="0.211cm" svg:x="9.953cm" svg:y="19.264cm" svg:viewBox="0 0 367 212" draw:points="210,212 0,91 157,0 367,121">
              <text:p/>
            </draw:polygon>
            <draw:polygon draw:style-name="gr9" draw:text-style-name="P3" draw:layer="layout" svg:width="0.104cm" svg:height="0.211cm" svg:x="10.058cm" svg:y="19.203cm" svg:viewBox="0 0 105 212" draw:points="0,152 0,0 105,61 105,212">
              <text:p/>
            </draw:polygon>
            <draw:polygon draw:style-name="gr10" draw:text-style-name="P3" draw:layer="layout" svg:width="0.051cm" svg:height="0.181cm" svg:x="10.163cm" svg:y="19.233cm" svg:viewBox="0 0 52 182" draw:points="0,182 0,30 52,0 52,152">
              <text:p/>
            </draw:polygon>
            <draw:polygon draw:style-name="gr11" draw:text-style-name="P3" draw:layer="layout" svg:width="0.156cm" svg:height="0.09cm" svg:x="10.058cm" svg:y="19.173cm" svg:viewBox="0 0 157 91" draw:points="0,30 52,0 157,61 105,91">
              <text:p/>
            </draw:polygon>
            <draw:polygon draw:style-name="gr12" draw:text-style-name="P3" draw:layer="layout" svg:width="0.366cm" svg:height="0.211cm" svg:x="8.747cm" svg:y="18.567cm" svg:viewBox="0 0 367 212" draw:points="210,212 0,91 157,0 367,121">
              <text:p/>
            </draw:polygon>
            <draw:polygon draw:style-name="gr13" draw:text-style-name="P3" draw:layer="layout" svg:width="0.104cm" svg:height="0.211cm" svg:x="8.852cm" svg:y="18.506cm" svg:viewBox="0 0 105 212" draw:points="0,152 0,0 105,61 105,212">
              <text:p/>
            </draw:polygon>
            <draw:polygon draw:style-name="gr14" draw:text-style-name="P3" draw:layer="layout" svg:width="0.051cm" svg:height="0.181cm" svg:x="8.957cm" svg:y="18.537cm" svg:viewBox="0 0 52 182" draw:points="0,182 0,30 52,0 52,152">
              <text:p/>
            </draw:polygon>
            <draw:polygon draw:style-name="gr15" draw:text-style-name="P3" draw:layer="layout" svg:width="0.156cm" svg:height="0.09cm" svg:x="8.852cm" svg:y="18.476cm" svg:viewBox="0 0 157 91" draw:points="0,30 52,0 157,61 105,91">
              <text:p/>
            </draw:polygon>
          </draw:g>
        </draw:g>
        <draw:g>
          <draw:glue-point draw:id="4" svg:x="-1.938cm" svg:y="-5cm"/>
          <draw:glue-point draw:id="5" svg:x="1.123cm" svg:y="-3cm"/>
          <draw:glue-point draw:id="6" svg:x="4.184cm" svg:y="-1cm"/>
          <draw:glue-point draw:id="7" svg:x="4.184cm" svg:y="0.866cm"/>
          <draw:glue-point draw:id="8" svg:x="4.184cm" svg:y="3cm"/>
          <draw:glue-point draw:id="9" svg:x="2.959cm" svg:y="3.8cm"/>
          <draw:glue-point draw:id="10" svg:x="1.123cm" svg:y="5cm"/>
          <draw:glue-point draw:id="11" svg:x="-2.142cm" svg:y="2.866cm"/>
          <draw:glue-point draw:id="12" svg:x="-4.999cm" svg:y="1cm"/>
          <draw:glue-point draw:id="13" svg:x="-4.999cm" svg:y="-1cm"/>
          <draw:glue-point draw:id="14" svg:x="-4.999cm" svg:y="-3cm"/>
          <draw:glue-point draw:id="15" svg:x="-3.162cm" svg:y="-4.2cm"/>
          <draw:glue-point draw:id="16" svg:x="-3.774cm" svg:y="-3.266cm"/>
          <draw:glue-point draw:id="17" svg:x="0.918cm" svg:y="-0.2cm"/>
          <draw:path draw:style-name="gr16" draw:text-style-name="P2" draw:layer="layout" svg:width="0.995cm" svg:height="0.666cm" svg:x="11.179cm" svg:y="19.923cm" svg:viewBox="0 0 996 667" svg:d="M0 667c144 0 996-394 996-485s-66-182-210-182c0 91-786 515-786 667z">
            <text:p/>
          </draw:path>
          <draw:g>
            <draw:polygon draw:style-name="gr17" draw:text-style-name="P3" draw:layer="layout" svg:width="1.572cm" svg:height="1.817cm" svg:x="9.606cm" svg:y="18.772cm" svg:viewBox="0 0 1573 1818" draw:points="0,909 0,0 1573,909 1573,1818">
              <text:p/>
            </draw:polygon>
            <draw:polygon draw:style-name="gr18" draw:text-style-name="P3" draw:layer="layout" svg:width="0.785cm" svg:height="1.363cm" svg:x="11.179cm" svg:y="19.226cm" svg:viewBox="0 0 786 1364" draw:points="0,1364 0,455 786,0 786,909">
              <text:p/>
            </draw:polygon>
            <draw:polygon draw:style-name="gr19" draw:text-style-name="P3" draw:layer="layout" svg:width="2.358cm" svg:height="1.363cm" svg:x="9.606cm" svg:y="18.317cm" svg:viewBox="0 0 2359 1364" draw:points="1573,1364 0,455 786,0 2359,909">
              <text:p/>
            </draw:polygon>
            <draw:polygon draw:style-name="gr20" draw:text-style-name="P3" draw:layer="layout" svg:width="2.358cm" svg:height="2.272cm" svg:x="9.606cm" svg:y="18.317cm" svg:viewBox="0 0 2359 2273" draw:points="0,1364 0,455 786,0 2359,909 2359,1818 1573,2273">
              <text:p/>
            </draw:polygon>
            <draw:polygon draw:style-name="gr21" draw:text-style-name="P3" draw:layer="layout" svg:width="0.418cm" svg:height="0.514cm" svg:x="9.711cm" svg:y="18.953cm" svg:viewBox="0 0 419 515" draw:points="0,273 0,0 419,242 419,515">
              <text:p/>
            </draw:polygon>
            <draw:polygon draw:style-name="gr22" draw:text-style-name="P3" draw:layer="layout" svg:width="0.366cm" svg:height="0.211cm" svg:x="10.969cm" svg:y="19.378cm" svg:viewBox="0 0 367 212" draw:points="210,212 0,91 157,0 367,121">
              <text:p/>
            </draw:polygon>
            <draw:polygon draw:style-name="gr23" draw:text-style-name="P3" draw:layer="layout" svg:width="0.104cm" svg:height="0.211cm" svg:x="11.074cm" svg:y="19.317cm" svg:viewBox="0 0 105 212" draw:points="0,152 0,0 105,61 105,212">
              <text:p/>
            </draw:polygon>
            <draw:polygon draw:style-name="gr24" draw:text-style-name="P3" draw:layer="layout" svg:width="0.051cm" svg:height="0.181cm" svg:x="11.179cm" svg:y="19.347cm" svg:viewBox="0 0 52 182" draw:points="0,182 0,30 52,0 52,152">
              <text:p/>
            </draw:polygon>
            <draw:polygon draw:style-name="gr25" draw:text-style-name="P3" draw:layer="layout" svg:width="0.156cm" svg:height="0.09cm" svg:x="11.074cm" svg:y="19.287cm" svg:viewBox="0 0 157 91" draw:points="0,30 52,0 157,61 105,91">
              <text:p/>
            </draw:polygon>
            <draw:polygon draw:style-name="gr26" draw:text-style-name="P3" draw:layer="layout" svg:width="0.366cm" svg:height="0.211cm" svg:x="9.763cm" svg:y="18.681cm" svg:viewBox="0 0 367 212" draw:points="210,212 0,91 157,0 367,121">
              <text:p/>
            </draw:polygon>
            <draw:polygon draw:style-name="gr27" draw:text-style-name="P3" draw:layer="layout" svg:width="0.104cm" svg:height="0.211cm" svg:x="9.868cm" svg:y="18.62cm" svg:viewBox="0 0 105 212" draw:points="0,152 0,0 105,61 105,212">
              <text:p/>
            </draw:polygon>
            <draw:polygon draw:style-name="gr28" draw:text-style-name="P3" draw:layer="layout" svg:width="0.051cm" svg:height="0.181cm" svg:x="9.973cm" svg:y="18.651cm" svg:viewBox="0 0 52 182" draw:points="0,182 0,30 52,0 52,152">
              <text:p/>
            </draw:polygon>
            <draw:polygon draw:style-name="gr29" draw:text-style-name="P3" draw:layer="layout" svg:width="0.156cm" svg:height="0.09cm" svg:x="9.868cm" svg:y="18.59cm" svg:viewBox="0 0 157 91" draw:points="0,30 52,0 157,61 105,91">
              <text:p/>
            </draw:polygon>
          </draw:g>
        </draw:g>
        <draw:g>
          <draw:glue-point draw:id="4" svg:x="-1.938cm" svg:y="-5cm"/>
          <draw:glue-point draw:id="5" svg:x="1.123cm" svg:y="-3cm"/>
          <draw:glue-point draw:id="6" svg:x="4.184cm" svg:y="-1cm"/>
          <draw:glue-point draw:id="7" svg:x="4.184cm" svg:y="0.866cm"/>
          <draw:glue-point draw:id="8" svg:x="4.184cm" svg:y="3cm"/>
          <draw:glue-point draw:id="9" svg:x="2.959cm" svg:y="3.8cm"/>
          <draw:glue-point draw:id="10" svg:x="1.123cm" svg:y="5cm"/>
          <draw:glue-point draw:id="11" svg:x="-2.142cm" svg:y="2.866cm"/>
          <draw:glue-point draw:id="12" svg:x="-4.999cm" svg:y="1cm"/>
          <draw:glue-point draw:id="13" svg:x="-4.999cm" svg:y="-1cm"/>
          <draw:glue-point draw:id="14" svg:x="-4.999cm" svg:y="-3cm"/>
          <draw:glue-point draw:id="15" svg:x="-3.162cm" svg:y="-4.2cm"/>
          <draw:glue-point draw:id="16" svg:x="-3.774cm" svg:y="-3.266cm"/>
          <draw:glue-point draw:id="17" svg:x="0.918cm" svg:y="-0.2cm"/>
          <draw:path draw:style-name="gr30" draw:text-style-name="P2" draw:layer="layout" svg:width="0.995cm" svg:height="0.666cm" svg:x="12.195cm" svg:y="19.923cm" svg:viewBox="0 0 996 667" svg:d="M0 667c144 0 996-394 996-485s-66-182-210-182c0 91-786 515-786 667z">
            <text:p/>
          </draw:path>
          <draw:g>
            <draw:polygon draw:style-name="gr31" draw:text-style-name="P3" draw:layer="layout" svg:width="1.572cm" svg:height="1.817cm" svg:x="10.622cm" svg:y="18.772cm" svg:viewBox="0 0 1573 1818" draw:points="0,909 0,0 1573,909 1573,1818">
              <text:p/>
            </draw:polygon>
            <draw:polygon draw:style-name="gr32" draw:text-style-name="P3" draw:layer="layout" svg:width="0.785cm" svg:height="1.363cm" svg:x="12.195cm" svg:y="19.226cm" svg:viewBox="0 0 786 1364" draw:points="0,1364 0,455 786,0 786,909">
              <text:p/>
            </draw:polygon>
            <draw:polygon draw:style-name="gr33" draw:text-style-name="P3" draw:layer="layout" svg:width="2.358cm" svg:height="1.363cm" svg:x="10.622cm" svg:y="18.317cm" svg:viewBox="0 0 2359 1364" draw:points="1573,1364 0,455 786,0 2359,909">
              <text:p/>
            </draw:polygon>
            <draw:polygon draw:style-name="gr34" draw:text-style-name="P3" draw:layer="layout" svg:width="2.358cm" svg:height="2.272cm" svg:x="10.622cm" svg:y="18.317cm" svg:viewBox="0 0 2359 2273" draw:points="0,1364 0,455 786,0 2359,909 2359,1818 1573,2273">
              <text:p/>
            </draw:polygon>
            <draw:polygon draw:style-name="gr35" draw:text-style-name="P3" draw:layer="layout" svg:width="0.418cm" svg:height="0.514cm" svg:x="10.727cm" svg:y="18.953cm" svg:viewBox="0 0 419 515" draw:points="0,273 0,0 419,242 419,515">
              <text:p/>
            </draw:polygon>
            <draw:polygon draw:style-name="gr36" draw:text-style-name="P3" draw:layer="layout" svg:width="0.366cm" svg:height="0.211cm" svg:x="11.985cm" svg:y="19.378cm" svg:viewBox="0 0 367 212" draw:points="210,212 0,91 157,0 367,121">
              <text:p/>
            </draw:polygon>
            <draw:polygon draw:style-name="gr37" draw:text-style-name="P3" draw:layer="layout" svg:width="0.104cm" svg:height="0.211cm" svg:x="12.09cm" svg:y="19.317cm" svg:viewBox="0 0 105 212" draw:points="0,152 0,0 105,61 105,212">
              <text:p/>
            </draw:polygon>
            <draw:polygon draw:style-name="gr38" draw:text-style-name="P3" draw:layer="layout" svg:width="0.051cm" svg:height="0.181cm" svg:x="12.195cm" svg:y="19.347cm" svg:viewBox="0 0 52 182" draw:points="0,182 0,30 52,0 52,152">
              <text:p/>
            </draw:polygon>
            <draw:polygon draw:style-name="gr39" draw:text-style-name="P3" draw:layer="layout" svg:width="0.156cm" svg:height="0.09cm" svg:x="12.09cm" svg:y="19.287cm" svg:viewBox="0 0 157 91" draw:points="0,30 52,0 157,61 105,91">
              <text:p/>
            </draw:polygon>
            <draw:polygon draw:style-name="gr40" draw:text-style-name="P3" draw:layer="layout" svg:width="0.366cm" svg:height="0.211cm" svg:x="10.779cm" svg:y="18.681cm" svg:viewBox="0 0 367 212" draw:points="210,212 0,91 157,0 367,121">
              <text:p/>
            </draw:polygon>
            <draw:polygon draw:style-name="gr41" draw:text-style-name="P3" draw:layer="layout" svg:width="0.104cm" svg:height="0.211cm" svg:x="10.884cm" svg:y="18.62cm" svg:viewBox="0 0 105 212" draw:points="0,152 0,0 105,61 105,212">
              <text:p/>
            </draw:polygon>
            <draw:polygon draw:style-name="gr42" draw:text-style-name="P3" draw:layer="layout" svg:width="0.051cm" svg:height="0.181cm" svg:x="10.989cm" svg:y="18.651cm" svg:viewBox="0 0 52 182" draw:points="0,182 0,30 52,0 52,152">
              <text:p/>
            </draw:polygon>
            <draw:polygon draw:style-name="gr43" draw:text-style-name="P3" draw:layer="layout" svg:width="0.156cm" svg:height="0.09cm" svg:x="10.884cm" svg:y="18.59cm" svg:viewBox="0 0 157 91" draw:points="0,30 52,0 157,61 105,91">
              <text:p/>
            </draw:polygon>
          </draw:g>
        </draw:g>
        <draw:g>
          <draw:glue-point draw:id="4" svg:x="-1.938cm" svg:y="-5cm"/>
          <draw:glue-point draw:id="5" svg:x="1.123cm" svg:y="-3cm"/>
          <draw:glue-point draw:id="6" svg:x="4.184cm" svg:y="-1cm"/>
          <draw:glue-point draw:id="7" svg:x="4.184cm" svg:y="0.866cm"/>
          <draw:glue-point draw:id="8" svg:x="4.184cm" svg:y="3cm"/>
          <draw:glue-point draw:id="9" svg:x="2.959cm" svg:y="3.8cm"/>
          <draw:glue-point draw:id="10" svg:x="1.123cm" svg:y="5cm"/>
          <draw:glue-point draw:id="11" svg:x="-2.142cm" svg:y="2.866cm"/>
          <draw:glue-point draw:id="12" svg:x="-4.999cm" svg:y="1cm"/>
          <draw:glue-point draw:id="13" svg:x="-4.999cm" svg:y="-1cm"/>
          <draw:glue-point draw:id="14" svg:x="-4.999cm" svg:y="-3cm"/>
          <draw:glue-point draw:id="15" svg:x="-3.162cm" svg:y="-4.2cm"/>
          <draw:glue-point draw:id="16" svg:x="-3.774cm" svg:y="-3.266cm"/>
          <draw:glue-point draw:id="17" svg:x="0.918cm" svg:y="-0.2cm"/>
          <draw:path draw:style-name="gr44" draw:text-style-name="P2" draw:layer="layout" svg:width="0.995cm" svg:height="0.666cm" svg:x="13.113cm" svg:y="19.923cm" svg:viewBox="0 0 996 667" svg:d="M0 667c144 0 996-394 996-485s-66-182-210-182c0 91-786 515-786 667z">
            <text:p/>
          </draw:path>
          <draw:g>
            <draw:polygon draw:style-name="gr45" draw:text-style-name="P3" draw:layer="layout" svg:width="1.572cm" svg:height="1.817cm" svg:x="11.54cm" svg:y="18.772cm" svg:viewBox="0 0 1573 1818" draw:points="0,909 0,0 1573,909 1573,1818">
              <text:p/>
            </draw:polygon>
            <draw:polygon draw:style-name="gr46" draw:text-style-name="P3" draw:layer="layout" svg:width="0.785cm" svg:height="1.363cm" svg:x="13.113cm" svg:y="19.226cm" svg:viewBox="0 0 786 1364" draw:points="0,1364 0,455 786,0 786,909">
              <text:p/>
            </draw:polygon>
            <draw:polygon draw:style-name="gr47" draw:text-style-name="P3" draw:layer="layout" svg:width="2.358cm" svg:height="1.363cm" svg:x="11.54cm" svg:y="18.317cm" svg:viewBox="0 0 2359 1364" draw:points="1573,1364 0,455 786,0 2359,909">
              <text:p/>
            </draw:polygon>
            <draw:polygon draw:style-name="gr48" draw:text-style-name="P3" draw:layer="layout" svg:width="2.358cm" svg:height="2.272cm" svg:x="11.54cm" svg:y="18.317cm" svg:viewBox="0 0 2359 2273" draw:points="0,1364 0,455 786,0 2359,909 2359,1818 1573,2273">
              <text:p/>
            </draw:polygon>
            <draw:polygon draw:style-name="gr49" draw:text-style-name="P3" draw:layer="layout" svg:width="0.418cm" svg:height="0.514cm" svg:x="11.645cm" svg:y="18.953cm" svg:viewBox="0 0 419 515" draw:points="0,273 0,0 419,242 419,515">
              <text:p/>
            </draw:polygon>
            <draw:polygon draw:style-name="gr50" draw:text-style-name="P3" draw:layer="layout" svg:width="0.366cm" svg:height="0.211cm" svg:x="12.903cm" svg:y="19.378cm" svg:viewBox="0 0 367 212" draw:points="210,212 0,91 157,0 367,121">
              <text:p/>
            </draw:polygon>
            <draw:polygon draw:style-name="gr51" draw:text-style-name="P3" draw:layer="layout" svg:width="0.104cm" svg:height="0.211cm" svg:x="13.008cm" svg:y="19.317cm" svg:viewBox="0 0 105 212" draw:points="0,152 0,0 105,61 105,212">
              <text:p/>
            </draw:polygon>
            <draw:polygon draw:style-name="gr52" draw:text-style-name="P3" draw:layer="layout" svg:width="0.051cm" svg:height="0.181cm" svg:x="13.113cm" svg:y="19.347cm" svg:viewBox="0 0 52 182" draw:points="0,182 0,30 52,0 52,152">
              <text:p/>
            </draw:polygon>
            <draw:polygon draw:style-name="gr53" draw:text-style-name="P3" draw:layer="layout" svg:width="0.156cm" svg:height="0.09cm" svg:x="13.008cm" svg:y="19.287cm" svg:viewBox="0 0 157 91" draw:points="0,30 52,0 157,61 105,91">
              <text:p/>
            </draw:polygon>
            <draw:polygon draw:style-name="gr54" draw:text-style-name="P3" draw:layer="layout" svg:width="0.366cm" svg:height="0.211cm" svg:x="11.697cm" svg:y="18.681cm" svg:viewBox="0 0 367 212" draw:points="210,212 0,91 157,0 367,121">
              <text:p/>
            </draw:polygon>
            <draw:polygon draw:style-name="gr55" draw:text-style-name="P3" draw:layer="layout" svg:width="0.104cm" svg:height="0.211cm" svg:x="11.802cm" svg:y="18.62cm" svg:viewBox="0 0 105 212" draw:points="0,152 0,0 105,61 105,212">
              <text:p/>
            </draw:polygon>
            <draw:polygon draw:style-name="gr56" draw:text-style-name="P3" draw:layer="layout" svg:width="0.051cm" svg:height="0.181cm" svg:x="11.907cm" svg:y="18.651cm" svg:viewBox="0 0 52 182" draw:points="0,182 0,30 52,0 52,152">
              <text:p/>
            </draw:polygon>
            <draw:polygon draw:style-name="gr57" draw:text-style-name="P3" draw:layer="layout" svg:width="0.156cm" svg:height="0.09cm" svg:x="11.802cm" svg:y="18.59cm" svg:viewBox="0 0 157 91" draw:points="0,30 52,0 157,61 105,91">
              <text:p/>
            </draw:polygon>
          </draw:g>
        </draw:g>
        <draw:line draw:style-name="gr1" draw:text-style-name="P1" draw:layer="layout" svg:x1="2.621cm" svg:y1="4.08cm" svg:x2="2.621cm" svg:y2="6.239cm">
          <text:p/>
        </draw:line>
        <draw:line draw:style-name="gr1" draw:text-style-name="P1" draw:layer="layout" svg:x1="6.05cm" svg:y1="4.722cm" svg:x2="6.05cm" svg:y2="6.246cm">
          <text:p/>
        </draw:line>
        <draw:g>
          <draw:glue-point draw:id="4" svg:x="-1.938cm" svg:y="-5cm"/>
          <draw:glue-point draw:id="5" svg:x="1.123cm" svg:y="-3cm"/>
          <draw:glue-point draw:id="6" svg:x="4.184cm" svg:y="-1cm"/>
          <draw:glue-point draw:id="7" svg:x="4.184cm" svg:y="0.866cm"/>
          <draw:glue-point draw:id="8" svg:x="4.184cm" svg:y="3cm"/>
          <draw:glue-point draw:id="9" svg:x="2.959cm" svg:y="3.8cm"/>
          <draw:glue-point draw:id="10" svg:x="1.123cm" svg:y="5cm"/>
          <draw:glue-point draw:id="11" svg:x="-2.142cm" svg:y="2.866cm"/>
          <draw:glue-point draw:id="12" svg:x="-4.999cm" svg:y="1cm"/>
          <draw:glue-point draw:id="13" svg:x="-4.999cm" svg:y="-1cm"/>
          <draw:glue-point draw:id="14" svg:x="-4.999cm" svg:y="-3cm"/>
          <draw:glue-point draw:id="15" svg:x="-3.162cm" svg:y="-4.2cm"/>
          <draw:glue-point draw:id="16" svg:x="-3.774cm" svg:y="-3.266cm"/>
          <draw:glue-point draw:id="17" svg:x="0.918cm" svg:y="-0.2cm"/>
          <draw:path draw:style-name="gr58" draw:text-style-name="P2" draw:layer="layout" svg:width="0.995cm" svg:height="0.666cm" svg:x="23.371cm" svg:y="19.796cm" svg:viewBox="0 0 996 667" svg:d="M0 667c144 0 996-394 996-485s-66-182-210-182c0 91-786 515-786 667z">
            <text:p/>
          </draw:path>
          <draw:g>
            <draw:polygon draw:style-name="gr59" draw:text-style-name="P3" draw:layer="layout" svg:width="1.572cm" svg:height="1.817cm" svg:x="21.798cm" svg:y="18.645cm" svg:viewBox="0 0 1573 1818" draw:points="0,909 0,0 1573,909 1573,1818">
              <text:p/>
            </draw:polygon>
            <draw:polygon draw:style-name="gr60" draw:text-style-name="P3" draw:layer="layout" svg:width="0.785cm" svg:height="1.363cm" svg:x="23.371cm" svg:y="19.099cm" svg:viewBox="0 0 786 1364" draw:points="0,1364 0,455 786,0 786,909">
              <text:p/>
            </draw:polygon>
            <draw:polygon draw:style-name="gr61" draw:text-style-name="P3" draw:layer="layout" svg:width="2.358cm" svg:height="1.363cm" svg:x="21.798cm" svg:y="18.19cm" svg:viewBox="0 0 2359 1364" draw:points="1573,1364 0,455 786,0 2359,909">
              <text:p/>
            </draw:polygon>
            <draw:polygon draw:style-name="gr62" draw:text-style-name="P3" draw:layer="layout" svg:width="2.358cm" svg:height="2.272cm" svg:x="21.798cm" svg:y="18.19cm" svg:viewBox="0 0 2359 2273" draw:points="0,1364 0,455 786,0 2359,909 2359,1818 1573,2273">
              <text:p/>
            </draw:polygon>
            <draw:polygon draw:style-name="gr63" draw:text-style-name="P3" draw:layer="layout" svg:width="0.418cm" svg:height="0.514cm" svg:x="21.903cm" svg:y="18.826cm" svg:viewBox="0 0 419 515" draw:points="0,273 0,0 419,242 419,515">
              <text:p/>
            </draw:polygon>
            <draw:polygon draw:style-name="gr64" draw:text-style-name="P3" draw:layer="layout" svg:width="0.366cm" svg:height="0.211cm" svg:x="23.161cm" svg:y="19.251cm" svg:viewBox="0 0 367 212" draw:points="210,212 0,91 157,0 367,121">
              <text:p/>
            </draw:polygon>
            <draw:polygon draw:style-name="gr65" draw:text-style-name="P3" draw:layer="layout" svg:width="0.104cm" svg:height="0.211cm" svg:x="23.266cm" svg:y="19.19cm" svg:viewBox="0 0 105 212" draw:points="0,152 0,0 105,61 105,212">
              <text:p/>
            </draw:polygon>
            <draw:polygon draw:style-name="gr66" draw:text-style-name="P3" draw:layer="layout" svg:width="0.051cm" svg:height="0.181cm" svg:x="23.371cm" svg:y="19.22cm" svg:viewBox="0 0 52 182" draw:points="0,182 0,30 52,0 52,152">
              <text:p/>
            </draw:polygon>
            <draw:polygon draw:style-name="gr67" draw:text-style-name="P3" draw:layer="layout" svg:width="0.156cm" svg:height="0.09cm" svg:x="23.266cm" svg:y="19.16cm" svg:viewBox="0 0 157 91" draw:points="0,30 52,0 157,61 105,91">
              <text:p/>
            </draw:polygon>
            <draw:polygon draw:style-name="gr68" draw:text-style-name="P3" draw:layer="layout" svg:width="0.366cm" svg:height="0.211cm" svg:x="21.955cm" svg:y="18.554cm" svg:viewBox="0 0 367 212" draw:points="210,212 0,91 157,0 367,121">
              <text:p/>
            </draw:polygon>
            <draw:polygon draw:style-name="gr69" draw:text-style-name="P3" draw:layer="layout" svg:width="0.104cm" svg:height="0.211cm" svg:x="22.06cm" svg:y="18.493cm" svg:viewBox="0 0 105 212" draw:points="0,152 0,0 105,61 105,212">
              <text:p/>
            </draw:polygon>
            <draw:polygon draw:style-name="gr70" draw:text-style-name="P3" draw:layer="layout" svg:width="0.051cm" svg:height="0.181cm" svg:x="22.165cm" svg:y="18.524cm" svg:viewBox="0 0 52 182" draw:points="0,182 0,30 52,0 52,152">
              <text:p/>
            </draw:polygon>
            <draw:polygon draw:style-name="gr71" draw:text-style-name="P3" draw:layer="layout" svg:width="0.156cm" svg:height="0.09cm" svg:x="22.06cm" svg:y="18.463cm" svg:viewBox="0 0 157 91" draw:points="0,30 52,0 157,61 105,91">
              <text:p/>
            </draw:polygon>
          </draw:g>
        </draw:g>
        <draw:line draw:style-name="gr1" draw:text-style-name="P1" draw:layer="layout" svg:x1="22.687cm" svg:y1="10.176cm" svg:x2="22.687cm" svg:y2="6.112cm">
          <text:p/>
        </draw:line>
        <draw:line draw:style-name="gr1" draw:text-style-name="P1" draw:layer="layout" svg:x1="22.687cm" svg:y1="12.843cm" svg:x2="22.687cm" svg:y2="16.526cm">
          <text:p/>
        </draw:line>
        <draw:line draw:style-name="gr1" draw:text-style-name="P1" draw:layer="layout" svg:x1="23.83cm" svg:y1="16.399cm" svg:x2="11.511cm" svg:y2="16.399cm">
          <text:p/>
        </draw:line>
        <draw:line draw:style-name="gr1" draw:text-style-name="P1" draw:layer="layout" svg:x1="18.115cm" svg:y1="19.447cm" svg:x2="21.798cm" svg:y2="19.447cm">
          <text:p/>
        </draw:line>
        <draw:line draw:style-name="gr1" draw:text-style-name="P1" draw:layer="layout" svg:x1="2.621cm" svg:y1="7.255cm" svg:x2="2.621cm" svg:y2="19.574cm">
          <text:p/>
        </draw:line>
        <draw:line draw:style-name="gr1" draw:text-style-name="P1" draw:layer="layout" svg:x1="6.05cm" svg:y1="7.763cm" svg:x2="6.05cm" svg:y2="19.447cm">
          <text:p/>
        </draw:line>
        <draw:line draw:style-name="gr1" draw:text-style-name="P1" draw:layer="layout" svg:x1="2.748cm" svg:y1="19.447cm" svg:x2="8.59cm" svg:y2="19.447cm">
          <text:p/>
        </draw:line>
        <draw:g>
          <draw:glue-point draw:id="4" svg:x="0.886cm" svg:y="-5cm"/>
          <draw:glue-point draw:id="5" svg:x="2.747cm" svg:y="-3.24cm"/>
          <draw:glue-point draw:id="6" svg:x="4.804cm" svg:y="-1.388cm"/>
          <draw:glue-point draw:id="7" svg:x="4.804cm" svg:y="-1.018cm"/>
          <draw:glue-point draw:id="8" svg:x="4.804cm" svg:y="-0.555cm"/>
          <draw:glue-point draw:id="9" svg:x="1.865cm" svg:y="2.222cm"/>
          <draw:glue-point draw:id="10" svg:x="-1.072cm" svg:y="5.009cm"/>
          <draw:glue-point draw:id="11" svg:x="-3.031cm" svg:y="3.148cm"/>
          <draw:glue-point draw:id="12" svg:x="-4.99cm" svg:y="1.296cm"/>
          <draw:glue-point draw:id="13" svg:x="-4.99cm" svg:y="0.925cm"/>
          <draw:glue-point draw:id="14" svg:x="-4.99cm" svg:y="0.555cm"/>
          <draw:glue-point draw:id="15" svg:x="-1.954cm" svg:y="-2.314cm"/>
          <draw:path draw:style-name="gr72" draw:text-style-name="P2" draw:layer="layout" svg:width="1.79cm" svg:height="1.077cm" svg:x="3.624cm" svg:y="3.891cm" svg:viewBox="0 0 1791 1078" svg:d="M1 1078c117 0 1786-906 1786-955s32-123-85-123c0 74-1746 832-1701 1078z">
            <text:p/>
          </draw:path>
          <draw:g>
            <draw:glue-point draw:id="4" svg:x="-0.999cm" svg:y="-5cm"/>
            <draw:glue-point draw:id="5" svg:x="-2.899cm" svg:y="-3.239cm"/>
            <draw:glue-point draw:id="6" svg:x="-5cm" svg:y="-1.294cm"/>
            <draw:glue-point draw:id="7" svg:x="-5cm" svg:y="-0.924cm"/>
            <draw:glue-point draw:id="8" svg:x="-5cm" svg:y="-0.554cm"/>
            <draw:glue-point draw:id="9" svg:x="-1.999cm" svg:y="2.221cm"/>
            <draw:glue-point draw:id="10" svg:x="0.999cm" svg:y="5cm"/>
            <draw:glue-point draw:id="11" svg:x="2.999cm" svg:y="3.146cm"/>
            <draw:glue-point draw:id="12" svg:x="5cm" svg:y="1.294cm"/>
            <draw:glue-point draw:id="13" svg:x="5cm" svg:y="0.924cm"/>
            <draw:glue-point draw:id="14" svg:x="5cm" svg:y="0.554cm"/>
            <draw:glue-point draw:id="15" svg:x="1.999cm" svg:y="-2.221cm"/>
            <draw:polygon draw:style-name="gr73" draw:text-style-name="P3" draw:layer="layout" svg:width="1.702cm" svg:height="1.18cm" svg:x="3.616cm" svg:y="3.788cm" svg:viewBox="0 0 1703 1181" draw:points="1703,197 1703,0 0,985 0,1181">
              <text:p/>
            </draw:polygon>
            <draw:polygon draw:style-name="gr74" draw:text-style-name="P3" draw:layer="layout" svg:width="4.258cm" svg:height="2.461cm" svg:x="1.061cm" svg:y="2.31cm" svg:viewBox="0 0 4259 2462" draw:points="2555,2462 4259,1477 1703,0 0,985">
              <text:p/>
            </draw:polygon>
            <draw:polygon draw:style-name="gr75" draw:text-style-name="P3" draw:layer="layout" svg:width="2.554cm" svg:height="1.673cm" svg:x="1.061cm" svg:y="3.295cm" svg:viewBox="0 0 2555 1674" draw:points="2555,1674 2555,1477 0,0 0,197">
              <text:p/>
            </draw:polygon>
            <draw:polygon draw:style-name="gr76" draw:text-style-name="P3" draw:layer="layout" svg:width="4.258cm" svg:height="2.658cm" svg:x="1.061cm" svg:y="2.31cm" svg:viewBox="0 0 4259 2659" draw:points="1703,0 0,985 0,1181 2555,2659 4259,1674 4259,1477">
              <text:p/>
            </draw:polygon>
            <draw:g>
              <draw:polygon draw:style-name="gr77" draw:text-style-name="P3" draw:layer="layout" svg:width="0.68cm" svg:height="0.393cm" svg:x="3.275cm" svg:y="4.329cm" svg:viewBox="0 0 681 394" draw:points="681,172 383,0 298,0 0,172 0,221 298,394 383,394 681,221">
                <text:p/>
              </draw:polygon>
              <draw:line draw:style-name="gr78" draw:text-style-name="P3" draw:layer="layout" svg:x1="3.914cm" svg:y1="4.574cm" svg:x2="3.531cm" svg:y2="4.353cm">
                <text:p/>
              </draw:line>
              <draw:line draw:style-name="gr79" draw:text-style-name="P3" draw:layer="layout" svg:x1="3.701cm" svg:y1="4.698cm" svg:x2="3.318cm" svg:y2="4.477cm">
                <text:p/>
              </draw:line>
            </draw:g>
            <draw:g>
              <draw:polygon draw:style-name="gr80" draw:text-style-name="P3" draw:layer="layout" svg:width="0.68cm" svg:height="0.393cm" svg:x="3.701cm" svg:y="4.083cm" svg:viewBox="0 0 681 394" draw:points="681,172 383,0 298,0 0,172 0,221 298,394 383,394 681,221">
                <text:p/>
              </draw:polygon>
              <draw:line draw:style-name="gr81" draw:text-style-name="P3" draw:layer="layout" svg:x1="4.34cm" svg:y1="4.328cm" svg:x2="3.957cm" svg:y2="4.107cm">
                <text:p/>
              </draw:line>
              <draw:line draw:style-name="gr82" draw:text-style-name="P3" draw:layer="layout" svg:x1="4.127cm" svg:y1="4.451cm" svg:x2="3.744cm" svg:y2="4.23cm">
                <text:p/>
              </draw:line>
            </draw:g>
            <draw:g>
              <draw:polygon draw:style-name="gr83" draw:text-style-name="P3" draw:layer="layout" svg:width="0.68cm" svg:height="0.393cm" svg:x="4.553cm" svg:y="3.59cm" svg:viewBox="0 0 681 394" draw:points="681,172 383,0 298,0 0,172 0,221 298,394 383,394 681,221">
                <text:p/>
              </draw:polygon>
              <draw:line draw:style-name="gr84" draw:text-style-name="P3" draw:layer="layout" svg:x1="5.192cm" svg:y1="3.836cm" svg:x2="4.809cm" svg:y2="3.615cm">
                <text:p/>
              </draw:line>
              <draw:line draw:style-name="gr85" draw:text-style-name="P3" draw:layer="layout" svg:x1="4.979cm" svg:y1="3.959cm" svg:x2="4.596cm" svg:y2="3.738cm">
                <text:p/>
              </draw:line>
            </draw:g>
            <draw:g>
              <draw:polygon draw:style-name="gr86" draw:text-style-name="P3" draw:layer="layout" svg:width="0.68cm" svg:height="0.393cm" svg:x="2.85cm" svg:y="4.083cm" svg:viewBox="0 0 681 394" draw:points="681,172 383,0 298,0 0,172 0,221 298,394 383,394 681,221">
                <text:p/>
              </draw:polygon>
              <draw:line draw:style-name="gr87" draw:text-style-name="P3" draw:layer="layout" svg:x1="3.488cm" svg:y1="4.328cm" svg:x2="3.105cm" svg:y2="4.107cm">
                <text:p/>
              </draw:line>
              <draw:line draw:style-name="gr88" draw:text-style-name="P3" draw:layer="layout" svg:x1="3.275cm" svg:y1="4.451cm" svg:x2="2.892cm" svg:y2="4.23cm">
                <text:p/>
              </draw:line>
            </draw:g>
            <draw:g>
              <draw:polygon draw:style-name="gr89" draw:text-style-name="P3" draw:layer="layout" svg:width="0.68cm" svg:height="0.393cm" svg:x="3.275cm" svg:y="3.836cm" svg:viewBox="0 0 681 394" draw:points="681,172 383,0 298,0 0,172 0,221 298,394 383,394 681,221">
                <text:p/>
              </draw:polygon>
              <draw:line draw:style-name="gr90" draw:text-style-name="P3" draw:layer="layout" svg:x1="3.914cm" svg:y1="4.082cm" svg:x2="3.531cm" svg:y2="3.861cm">
                <text:p/>
              </draw:line>
              <draw:line draw:style-name="gr91" draw:text-style-name="P3" draw:layer="layout" svg:x1="3.701cm" svg:y1="4.205cm" svg:x2="3.318cm" svg:y2="3.984cm">
                <text:p/>
              </draw:line>
            </draw:g>
            <draw:g>
              <draw:polygon draw:style-name="gr92" draw:text-style-name="P3" draw:layer="layout" svg:width="0.68cm" svg:height="0.393cm" svg:x="4.127cm" svg:y="3.344cm" svg:viewBox="0 0 681 394" draw:points="681,172 383,0 298,0 0,172 0,221 298,394 383,394 681,221">
                <text:p/>
              </draw:polygon>
              <draw:line draw:style-name="gr93" draw:text-style-name="P3" draw:layer="layout" svg:x1="4.766cm" svg:y1="3.59cm" svg:x2="4.383cm" svg:y2="3.369cm">
                <text:p/>
              </draw:line>
              <draw:line draw:style-name="gr94" draw:text-style-name="P3" draw:layer="layout" svg:x1="4.553cm" svg:y1="3.713cm" svg:x2="4.17cm" svg:y2="3.492cm">
                <text:p/>
              </draw:line>
            </draw:g>
            <draw:g>
              <draw:polygon draw:style-name="gr95" draw:text-style-name="P3" draw:layer="layout" svg:width="0.68cm" svg:height="0.393cm" svg:x="2.424cm" svg:y="3.836cm" svg:viewBox="0 0 681 394" draw:points="681,172 383,0 298,0 0,172 0,221 298,394 383,394 681,221">
                <text:p/>
              </draw:polygon>
              <draw:line draw:style-name="gr96" draw:text-style-name="P3" draw:layer="layout" svg:x1="3.062cm" svg:y1="4.082cm" svg:x2="2.679cm" svg:y2="3.861cm">
                <text:p/>
              </draw:line>
              <draw:line draw:style-name="gr97" draw:text-style-name="P3" draw:layer="layout" svg:x1="2.849cm" svg:y1="4.205cm" svg:x2="2.466cm" svg:y2="3.984cm">
                <text:p/>
              </draw:line>
            </draw:g>
            <draw:g>
              <draw:polygon draw:style-name="gr98" draw:text-style-name="P3" draw:layer="layout" svg:width="0.68cm" svg:height="0.393cm" svg:x="2.85cm" svg:y="3.59cm" svg:viewBox="0 0 681 394" draw:points="681,172 383,0 298,0 0,172 0,221 298,394 383,394 681,221">
                <text:p/>
              </draw:polygon>
              <draw:line draw:style-name="gr99" draw:text-style-name="P3" draw:layer="layout" svg:x1="3.488cm" svg:y1="3.836cm" svg:x2="3.105cm" svg:y2="3.615cm">
                <text:p/>
              </draw:line>
              <draw:line draw:style-name="gr100" draw:text-style-name="P3" draw:layer="layout" svg:x1="3.275cm" svg:y1="3.959cm" svg:x2="2.892cm" svg:y2="3.738cm">
                <text:p/>
              </draw:line>
            </draw:g>
            <draw:g>
              <draw:polygon draw:style-name="gr101" draw:text-style-name="P3" draw:layer="layout" svg:width="0.68cm" svg:height="0.393cm" svg:x="3.701cm" svg:y="3.098cm" svg:viewBox="0 0 681 394" draw:points="681,172 383,0 298,0 0,172 0,221 298,394 383,394 681,221">
                <text:p/>
              </draw:polygon>
              <draw:line draw:style-name="gr102" draw:text-style-name="P3" draw:layer="layout" svg:x1="4.34cm" svg:y1="3.344cm" svg:x2="3.957cm" svg:y2="3.123cm">
                <text:p/>
              </draw:line>
              <draw:line draw:style-name="gr103" draw:text-style-name="P3" draw:layer="layout" svg:x1="4.127cm" svg:y1="3.467cm" svg:x2="3.744cm" svg:y2="3.246cm">
                <text:p/>
              </draw:line>
            </draw:g>
            <draw:g>
              <draw:polygon draw:style-name="gr104" draw:text-style-name="P3" draw:layer="layout" svg:width="0.68cm" svg:height="0.393cm" svg:x="1.998cm" svg:y="3.59cm" svg:viewBox="0 0 681 394" draw:points="681,172 383,0 298,0 0,172 0,221 298,394 383,394 681,221">
                <text:p/>
              </draw:polygon>
              <draw:line draw:style-name="gr105" draw:text-style-name="P3" draw:layer="layout" svg:x1="2.636cm" svg:y1="3.836cm" svg:x2="2.253cm" svg:y2="3.615cm">
                <text:p/>
              </draw:line>
              <draw:line draw:style-name="gr106" draw:text-style-name="P3" draw:layer="layout" svg:x1="2.424cm" svg:y1="3.959cm" svg:x2="2.041cm" svg:y2="3.738cm">
                <text:p/>
              </draw:line>
            </draw:g>
            <draw:g>
              <draw:polygon draw:style-name="gr107" draw:text-style-name="P3" draw:layer="layout" svg:width="0.68cm" svg:height="0.393cm" svg:x="2.424cm" svg:y="3.344cm" svg:viewBox="0 0 681 394" draw:points="681,172 383,0 298,0 0,172 0,221 298,394 383,394 681,221">
                <text:p/>
              </draw:polygon>
              <draw:line draw:style-name="gr108" draw:text-style-name="P3" draw:layer="layout" svg:x1="3.062cm" svg:y1="3.59cm" svg:x2="2.679cm" svg:y2="3.369cm">
                <text:p/>
              </draw:line>
              <draw:line draw:style-name="gr109" draw:text-style-name="P3" draw:layer="layout" svg:x1="2.849cm" svg:y1="3.713cm" svg:x2="2.466cm" svg:y2="3.492cm">
                <text:p/>
              </draw:line>
            </draw:g>
            <draw:g>
              <draw:polygon draw:style-name="gr110" draw:text-style-name="P3" draw:layer="layout" svg:width="0.68cm" svg:height="0.393cm" svg:x="3.275cm" svg:y="2.852cm" svg:viewBox="0 0 681 394" draw:points="681,172 383,0 298,0 0,172 0,221 298,394 383,394 681,221">
                <text:p/>
              </draw:polygon>
              <draw:line draw:style-name="gr111" draw:text-style-name="P3" draw:layer="layout" svg:x1="3.914cm" svg:y1="3.098cm" svg:x2="3.531cm" svg:y2="2.877cm">
                <text:p/>
              </draw:line>
              <draw:line draw:style-name="gr112" draw:text-style-name="P3" draw:layer="layout" svg:x1="3.701cm" svg:y1="3.221cm" svg:x2="3.318cm" svg:y2="3cm">
                <text:p/>
              </draw:line>
            </draw:g>
            <draw:g>
              <draw:polygon draw:style-name="gr113" draw:text-style-name="P3" draw:layer="layout" svg:width="0.68cm" svg:height="0.393cm" svg:x="1.572cm" svg:y="3.344cm" svg:viewBox="0 0 681 394" draw:points="681,172 383,0 298,0 0,172 0,221 298,394 383,394 681,221">
                <text:p/>
              </draw:polygon>
              <draw:line draw:style-name="gr114" draw:text-style-name="P3" draw:layer="layout" svg:x1="2.21cm" svg:y1="3.59cm" svg:x2="1.827cm" svg:y2="3.369cm">
                <text:p/>
              </draw:line>
              <draw:line draw:style-name="gr115" draw:text-style-name="P3" draw:layer="layout" svg:x1="1.998cm" svg:y1="3.713cm" svg:x2="1.615cm" svg:y2="3.492cm">
                <text:p/>
              </draw:line>
            </draw:g>
            <draw:g>
              <draw:polygon draw:style-name="gr116" draw:text-style-name="P3" draw:layer="layout" svg:width="0.68cm" svg:height="0.393cm" svg:x="1.998cm" svg:y="3.098cm" svg:viewBox="0 0 681 394" draw:points="681,172 383,0 298,0 0,172 0,221 298,394 383,394 681,221">
                <text:p/>
              </draw:polygon>
              <draw:line draw:style-name="gr117" draw:text-style-name="P3" draw:layer="layout" svg:x1="2.636cm" svg:y1="3.344cm" svg:x2="2.253cm" svg:y2="3.123cm">
                <text:p/>
              </draw:line>
              <draw:line draw:style-name="gr118" draw:text-style-name="P3" draw:layer="layout" svg:x1="2.424cm" svg:y1="3.467cm" svg:x2="2.041cm" svg:y2="3.246cm">
                <text:p/>
              </draw:line>
            </draw:g>
            <draw:g>
              <draw:polygon draw:style-name="gr119" draw:text-style-name="P3" draw:layer="layout" svg:width="0.68cm" svg:height="0.393cm" svg:x="2.85cm" svg:y="2.606cm" svg:viewBox="0 0 681 394" draw:points="681,172 383,0 298,0 0,172 0,221 298,394 383,394 681,221">
                <text:p/>
              </draw:polygon>
              <draw:line draw:style-name="gr120" draw:text-style-name="P3" draw:layer="layout" svg:x1="3.488cm" svg:y1="2.851cm" svg:x2="3.105cm" svg:y2="2.63cm">
                <text:p/>
              </draw:line>
              <draw:line draw:style-name="gr121" draw:text-style-name="P3" draw:layer="layout" svg:x1="3.275cm" svg:y1="2.975cm" svg:x2="2.892cm" svg:y2="2.754cm">
                <text:p/>
              </draw:line>
            </draw:g>
            <draw:g>
              <draw:polygon draw:style-name="gr122" draw:text-style-name="P3" draw:layer="layout" svg:width="0.68cm" svg:height="0.393cm" svg:x="1.146cm" svg:y="3.098cm" svg:viewBox="0 0 681 394" draw:points="681,172 383,0 298,0 0,172 0,221 298,394 383,394 681,221">
                <text:p/>
              </draw:polygon>
              <draw:line draw:style-name="gr123" draw:text-style-name="P3" draw:layer="layout" svg:x1="1.785cm" svg:y1="3.344cm" svg:x2="1.402cm" svg:y2="3.123cm">
                <text:p/>
              </draw:line>
              <draw:line draw:style-name="gr124" draw:text-style-name="P3" draw:layer="layout" svg:x1="1.572cm" svg:y1="3.467cm" svg:x2="1.189cm" svg:y2="3.246cm">
                <text:p/>
              </draw:line>
            </draw:g>
            <draw:g>
              <draw:polygon draw:style-name="gr125" draw:text-style-name="P3" draw:layer="layout" svg:width="0.68cm" svg:height="0.393cm" svg:x="1.572cm" svg:y="2.852cm" svg:viewBox="0 0 681 394" draw:points="681,172 383,0 298,0 0,172 0,221 298,394 383,394 681,221">
                <text:p/>
              </draw:polygon>
              <draw:line draw:style-name="gr126" draw:text-style-name="P3" draw:layer="layout" svg:x1="2.21cm" svg:y1="3.098cm" svg:x2="1.827cm" svg:y2="2.877cm">
                <text:p/>
              </draw:line>
              <draw:line draw:style-name="gr127" draw:text-style-name="P3" draw:layer="layout" svg:x1="1.998cm" svg:y1="3.221cm" svg:x2="1.615cm" svg:y2="3cm">
                <text:p/>
              </draw:line>
            </draw:g>
            <draw:g>
              <draw:polygon draw:style-name="gr128" draw:text-style-name="P3" draw:layer="layout" svg:width="0.68cm" svg:height="0.393cm" svg:x="2.424cm" svg:y="2.36cm" svg:viewBox="0 0 681 394" draw:points="681,172 383,0 298,0 0,172 0,221 298,394 383,394 681,221">
                <text:p/>
              </draw:polygon>
              <draw:line draw:style-name="gr129" draw:text-style-name="P3" draw:layer="layout" svg:x1="3.062cm" svg:y1="2.605cm" svg:x2="2.679cm" svg:y2="2.384cm">
                <text:p/>
              </draw:line>
              <draw:line draw:style-name="gr130" draw:text-style-name="P3" draw:layer="layout" svg:x1="2.849cm" svg:y1="2.728cm" svg:x2="2.466cm" svg:y2="2.507cm">
                <text:p/>
              </draw:line>
            </draw:g>
            <draw:g>
              <draw:polygon draw:style-name="gr131" draw:text-style-name="P3" draw:layer="layout" svg:width="0.68cm" svg:height="0.393cm" svg:x="4.123cm" svg:y="3.834cm" svg:viewBox="0 0 681 394" draw:points="681,172 383,0 298,0 0,172 0,221 298,394 383,394 681,221">
                <text:p/>
              </draw:polygon>
              <draw:line draw:style-name="gr132" draw:text-style-name="P3" draw:layer="layout" svg:x1="4.762cm" svg:y1="4.08cm" svg:x2="4.379cm" svg:y2="3.859cm">
                <text:p/>
              </draw:line>
              <draw:line draw:style-name="gr133" draw:text-style-name="P3" draw:layer="layout" svg:x1="4.549cm" svg:y1="4.203cm" svg:x2="4.166cm" svg:y2="3.982cm">
                <text:p/>
              </draw:line>
            </draw:g>
            <draw:g>
              <draw:polygon draw:style-name="gr134" draw:text-style-name="P3" draw:layer="layout" svg:width="0.68cm" svg:height="0.393cm" svg:x="3.697cm" svg:y="3.588cm" svg:viewBox="0 0 681 394" draw:points="681,172 383,0 298,0 0,172 0,221 298,394 383,394 681,221">
                <text:p/>
              </draw:polygon>
              <draw:line draw:style-name="gr135" draw:text-style-name="P3" draw:layer="layout" svg:x1="4.336cm" svg:y1="3.834cm" svg:x2="3.953cm" svg:y2="3.613cm">
                <text:p/>
              </draw:line>
              <draw:line draw:style-name="gr136" draw:text-style-name="P3" draw:layer="layout" svg:x1="4.123cm" svg:y1="3.957cm" svg:x2="3.74cm" svg:y2="3.736cm">
                <text:p/>
              </draw:line>
            </draw:g>
            <draw:g>
              <draw:polygon draw:style-name="gr137" draw:text-style-name="P3" draw:layer="layout" svg:width="0.68cm" svg:height="0.393cm" svg:x="3.272cm" svg:y="3.342cm" svg:viewBox="0 0 681 394" draw:points="681,172 383,0 298,0 0,172 0,221 298,394 383,394 681,221">
                <text:p/>
              </draw:polygon>
              <draw:line draw:style-name="gr138" draw:text-style-name="P3" draw:layer="layout" svg:x1="3.91cm" svg:y1="3.587cm" svg:x2="3.527cm" svg:y2="3.366cm">
                <text:p/>
              </draw:line>
              <draw:line draw:style-name="gr139" draw:text-style-name="P3" draw:layer="layout" svg:x1="3.697cm" svg:y1="3.71cm" svg:x2="3.314cm" svg:y2="3.489cm">
                <text:p/>
              </draw:line>
            </draw:g>
            <draw:g>
              <draw:polygon draw:style-name="gr140" draw:text-style-name="P3" draw:layer="layout" svg:width="0.68cm" svg:height="0.393cm" svg:x="2.846cm" svg:y="3.096cm" svg:viewBox="0 0 681 394" draw:points="681,172 383,0 298,0 0,172 0,221 298,394 383,394 681,221">
                <text:p/>
              </draw:polygon>
              <draw:line draw:style-name="gr141" draw:text-style-name="P3" draw:layer="layout" svg:x1="3.484cm" svg:y1="3.341cm" svg:x2="3.101cm" svg:y2="3.12cm">
                <text:p/>
              </draw:line>
              <draw:line draw:style-name="gr142" draw:text-style-name="P3" draw:layer="layout" svg:x1="3.271cm" svg:y1="3.464cm" svg:x2="2.888cm" svg:y2="3.243cm">
                <text:p/>
              </draw:line>
            </draw:g>
            <draw:g>
              <draw:polygon draw:style-name="gr143" draw:text-style-name="P3" draw:layer="layout" svg:width="0.68cm" svg:height="0.393cm" svg:x="2.42cm" svg:y="2.85cm" svg:viewBox="0 0 681 394" draw:points="681,172 383,0 298,0 0,172 0,221 298,394 383,394 681,221">
                <text:p/>
              </draw:polygon>
              <draw:line draw:style-name="gr144" draw:text-style-name="P3" draw:layer="layout" svg:x1="3.058cm" svg:y1="3.095cm" svg:x2="2.675cm" svg:y2="2.874cm">
                <text:p/>
              </draw:line>
              <draw:line draw:style-name="gr145" draw:text-style-name="P3" draw:layer="layout" svg:x1="2.845cm" svg:y1="3.218cm" svg:x2="2.462cm" svg:y2="2.997cm">
                <text:p/>
              </draw:line>
            </draw:g>
            <draw:g>
              <draw:polygon draw:style-name="gr146" draw:text-style-name="P3" draw:layer="layout" svg:width="0.68cm" svg:height="0.393cm" svg:x="2.001cm" svg:y="2.603cm" svg:viewBox="0 0 681 394" draw:points="681,172 383,0 298,0 0,172 0,221 298,394 383,394 681,221">
                <text:p/>
              </draw:polygon>
              <draw:line draw:style-name="gr147" draw:text-style-name="P3" draw:layer="layout" svg:x1="2.639cm" svg:y1="2.849cm" svg:x2="2.256cm" svg:y2="2.628cm">
                <text:p/>
              </draw:line>
              <draw:line draw:style-name="gr148" draw:text-style-name="P3" draw:layer="layout" svg:x1="2.426cm" svg:y1="2.972cm" svg:x2="2.043cm" svg:y2="2.751cm">
                <text:p/>
              </draw:line>
            </draw:g>
          </draw:g>
        </draw:g>
        <draw:g>
          <draw:glue-point draw:id="4" svg:x="0.886cm" svg:y="-5cm"/>
          <draw:glue-point draw:id="5" svg:x="2.747cm" svg:y="-3.24cm"/>
          <draw:glue-point draw:id="6" svg:x="4.804cm" svg:y="-1.388cm"/>
          <draw:glue-point draw:id="7" svg:x="4.804cm" svg:y="-1.018cm"/>
          <draw:glue-point draw:id="8" svg:x="4.804cm" svg:y="-0.555cm"/>
          <draw:glue-point draw:id="9" svg:x="1.865cm" svg:y="2.222cm"/>
          <draw:glue-point draw:id="10" svg:x="-1.072cm" svg:y="5.009cm"/>
          <draw:glue-point draw:id="11" svg:x="-3.031cm" svg:y="3.148cm"/>
          <draw:glue-point draw:id="12" svg:x="-4.99cm" svg:y="1.296cm"/>
          <draw:glue-point draw:id="13" svg:x="-4.99cm" svg:y="0.925cm"/>
          <draw:glue-point draw:id="14" svg:x="-4.99cm" svg:y="0.555cm"/>
          <draw:glue-point draw:id="15" svg:x="-1.954cm" svg:y="-2.314cm"/>
          <draw:path draw:style-name="gr149" draw:text-style-name="P2" draw:layer="layout" svg:width="1.79cm" svg:height="1.077cm" svg:x="6.454cm" svg:y="4.018cm" svg:viewBox="0 0 1791 1078" svg:d="M1 1078c117 0 1786-906 1786-955s32-123-85-123c0 74-1746 832-1701 1078z">
            <text:p/>
          </draw:path>
          <draw:g>
            <draw:glue-point draw:id="4" svg:x="-0.999cm" svg:y="-5cm"/>
            <draw:glue-point draw:id="5" svg:x="-2.899cm" svg:y="-3.239cm"/>
            <draw:glue-point draw:id="6" svg:x="-5cm" svg:y="-1.294cm"/>
            <draw:glue-point draw:id="7" svg:x="-5cm" svg:y="-0.924cm"/>
            <draw:glue-point draw:id="8" svg:x="-5cm" svg:y="-0.554cm"/>
            <draw:glue-point draw:id="9" svg:x="-1.999cm" svg:y="2.221cm"/>
            <draw:glue-point draw:id="10" svg:x="0.999cm" svg:y="5cm"/>
            <draw:glue-point draw:id="11" svg:x="2.999cm" svg:y="3.146cm"/>
            <draw:glue-point draw:id="12" svg:x="5cm" svg:y="1.294cm"/>
            <draw:glue-point draw:id="13" svg:x="5cm" svg:y="0.924cm"/>
            <draw:glue-point draw:id="14" svg:x="5cm" svg:y="0.554cm"/>
            <draw:glue-point draw:id="15" svg:x="1.999cm" svg:y="-2.221cm"/>
            <draw:polygon draw:style-name="gr150" draw:text-style-name="P3" draw:layer="layout" svg:width="1.702cm" svg:height="1.18cm" svg:x="6.446cm" svg:y="3.915cm" svg:viewBox="0 0 1703 1181" draw:points="1703,197 1703,0 0,985 0,1181">
              <text:p/>
            </draw:polygon>
            <draw:polygon draw:style-name="gr151" draw:text-style-name="P3" draw:layer="layout" svg:width="4.258cm" svg:height="2.461cm" svg:x="3.891cm" svg:y="2.437cm" svg:viewBox="0 0 4259 2462" draw:points="2555,2462 4259,1477 1703,0 0,985">
              <text:p/>
            </draw:polygon>
            <draw:polygon draw:style-name="gr152" draw:text-style-name="P3" draw:layer="layout" svg:width="2.554cm" svg:height="1.673cm" svg:x="3.891cm" svg:y="3.422cm" svg:viewBox="0 0 2555 1674" draw:points="2555,1674 2555,1477 0,0 0,197">
              <text:p/>
            </draw:polygon>
            <draw:polygon draw:style-name="gr153" draw:text-style-name="P3" draw:layer="layout" svg:width="4.258cm" svg:height="2.658cm" svg:x="3.891cm" svg:y="2.437cm" svg:viewBox="0 0 4259 2659" draw:points="1703,0 0,985 0,1181 2555,2659 4259,1674 4259,1477">
              <text:p/>
            </draw:polygon>
            <draw:g>
              <draw:polygon draw:style-name="gr154" draw:text-style-name="P3" draw:layer="layout" svg:width="0.68cm" svg:height="0.393cm" svg:x="6.105cm" svg:y="4.456cm" svg:viewBox="0 0 681 394" draw:points="681,172 383,0 298,0 0,172 0,221 298,394 383,394 681,221">
                <text:p/>
              </draw:polygon>
              <draw:line draw:style-name="gr155" draw:text-style-name="P3" draw:layer="layout" svg:x1="6.744cm" svg:y1="4.701cm" svg:x2="6.361cm" svg:y2="4.48cm">
                <text:p/>
              </draw:line>
              <draw:line draw:style-name="gr156" draw:text-style-name="P3" draw:layer="layout" svg:x1="6.531cm" svg:y1="4.825cm" svg:x2="6.148cm" svg:y2="4.604cm">
                <text:p/>
              </draw:line>
            </draw:g>
            <draw:g>
              <draw:polygon draw:style-name="gr157" draw:text-style-name="P3" draw:layer="layout" svg:width="0.68cm" svg:height="0.393cm" svg:x="6.531cm" svg:y="4.21cm" svg:viewBox="0 0 681 394" draw:points="681,172 383,0 298,0 0,172 0,221 298,394 383,394 681,221">
                <text:p/>
              </draw:polygon>
              <draw:line draw:style-name="gr158" draw:text-style-name="P3" draw:layer="layout" svg:x1="7.17cm" svg:y1="4.455cm" svg:x2="6.787cm" svg:y2="4.234cm">
                <text:p/>
              </draw:line>
              <draw:line draw:style-name="gr159" draw:text-style-name="P3" draw:layer="layout" svg:x1="6.957cm" svg:y1="4.578cm" svg:x2="6.574cm" svg:y2="4.357cm">
                <text:p/>
              </draw:line>
            </draw:g>
            <draw:g>
              <draw:polygon draw:style-name="gr160" draw:text-style-name="P3" draw:layer="layout" svg:width="0.68cm" svg:height="0.393cm" svg:x="7.383cm" svg:y="3.717cm" svg:viewBox="0 0 681 394" draw:points="681,172 383,0 298,0 0,172 0,221 298,394 383,394 681,221">
                <text:p/>
              </draw:polygon>
              <draw:line draw:style-name="gr161" draw:text-style-name="P3" draw:layer="layout" svg:x1="8.022cm" svg:y1="3.963cm" svg:x2="7.639cm" svg:y2="3.742cm">
                <text:p/>
              </draw:line>
              <draw:line draw:style-name="gr162" draw:text-style-name="P3" draw:layer="layout" svg:x1="7.809cm" svg:y1="4.086cm" svg:x2="7.426cm" svg:y2="3.865cm">
                <text:p/>
              </draw:line>
            </draw:g>
            <draw:g>
              <draw:polygon draw:style-name="gr163" draw:text-style-name="P3" draw:layer="layout" svg:width="0.68cm" svg:height="0.393cm" svg:x="5.68cm" svg:y="4.21cm" svg:viewBox="0 0 681 394" draw:points="681,172 383,0 298,0 0,172 0,221 298,394 383,394 681,221">
                <text:p/>
              </draw:polygon>
              <draw:line draw:style-name="gr164" draw:text-style-name="P3" draw:layer="layout" svg:x1="6.318cm" svg:y1="4.455cm" svg:x2="5.935cm" svg:y2="4.234cm">
                <text:p/>
              </draw:line>
              <draw:line draw:style-name="gr165" draw:text-style-name="P3" draw:layer="layout" svg:x1="6.105cm" svg:y1="4.578cm" svg:x2="5.722cm" svg:y2="4.357cm">
                <text:p/>
              </draw:line>
            </draw:g>
            <draw:g>
              <draw:polygon draw:style-name="gr166" draw:text-style-name="P3" draw:layer="layout" svg:width="0.68cm" svg:height="0.393cm" svg:x="6.105cm" svg:y="3.963cm" svg:viewBox="0 0 681 394" draw:points="681,172 383,0 298,0 0,172 0,221 298,394 383,394 681,221">
                <text:p/>
              </draw:polygon>
              <draw:line draw:style-name="gr167" draw:text-style-name="P3" draw:layer="layout" svg:x1="6.744cm" svg:y1="4.209cm" svg:x2="6.361cm" svg:y2="3.988cm">
                <text:p/>
              </draw:line>
              <draw:line draw:style-name="gr168" draw:text-style-name="P3" draw:layer="layout" svg:x1="6.531cm" svg:y1="4.332cm" svg:x2="6.148cm" svg:y2="4.111cm">
                <text:p/>
              </draw:line>
            </draw:g>
            <draw:g>
              <draw:polygon draw:style-name="gr169" draw:text-style-name="P3" draw:layer="layout" svg:width="0.68cm" svg:height="0.393cm" svg:x="6.957cm" svg:y="3.471cm" svg:viewBox="0 0 681 394" draw:points="681,172 383,0 298,0 0,172 0,221 298,394 383,394 681,221">
                <text:p/>
              </draw:polygon>
              <draw:line draw:style-name="gr170" draw:text-style-name="P3" draw:layer="layout" svg:x1="7.596cm" svg:y1="3.717cm" svg:x2="7.213cm" svg:y2="3.496cm">
                <text:p/>
              </draw:line>
              <draw:line draw:style-name="gr171" draw:text-style-name="P3" draw:layer="layout" svg:x1="7.383cm" svg:y1="3.84cm" svg:x2="7cm" svg:y2="3.619cm">
                <text:p/>
              </draw:line>
            </draw:g>
            <draw:g>
              <draw:polygon draw:style-name="gr172" draw:text-style-name="P3" draw:layer="layout" svg:width="0.68cm" svg:height="0.393cm" svg:x="5.254cm" svg:y="3.963cm" svg:viewBox="0 0 681 394" draw:points="681,172 383,0 298,0 0,172 0,221 298,394 383,394 681,221">
                <text:p/>
              </draw:polygon>
              <draw:line draw:style-name="gr173" draw:text-style-name="P3" draw:layer="layout" svg:x1="5.892cm" svg:y1="4.209cm" svg:x2="5.509cm" svg:y2="3.988cm">
                <text:p/>
              </draw:line>
              <draw:line draw:style-name="gr174" draw:text-style-name="P3" draw:layer="layout" svg:x1="5.679cm" svg:y1="4.332cm" svg:x2="5.296cm" svg:y2="4.111cm">
                <text:p/>
              </draw:line>
            </draw:g>
            <draw:g>
              <draw:polygon draw:style-name="gr175" draw:text-style-name="P3" draw:layer="layout" svg:width="0.68cm" svg:height="0.393cm" svg:x="5.68cm" svg:y="3.717cm" svg:viewBox="0 0 681 394" draw:points="681,172 383,0 298,0 0,172 0,221 298,394 383,394 681,221">
                <text:p/>
              </draw:polygon>
              <draw:line draw:style-name="gr176" draw:text-style-name="P3" draw:layer="layout" svg:x1="6.318cm" svg:y1="3.963cm" svg:x2="5.935cm" svg:y2="3.742cm">
                <text:p/>
              </draw:line>
              <draw:line draw:style-name="gr177" draw:text-style-name="P3" draw:layer="layout" svg:x1="6.105cm" svg:y1="4.086cm" svg:x2="5.722cm" svg:y2="3.865cm">
                <text:p/>
              </draw:line>
            </draw:g>
            <draw:g>
              <draw:polygon draw:style-name="gr178" draw:text-style-name="P3" draw:layer="layout" svg:width="0.68cm" svg:height="0.393cm" svg:x="6.531cm" svg:y="3.225cm" svg:viewBox="0 0 681 394" draw:points="681,172 383,0 298,0 0,172 0,221 298,394 383,394 681,221">
                <text:p/>
              </draw:polygon>
              <draw:line draw:style-name="gr179" draw:text-style-name="P3" draw:layer="layout" svg:x1="7.17cm" svg:y1="3.471cm" svg:x2="6.787cm" svg:y2="3.25cm">
                <text:p/>
              </draw:line>
              <draw:line draw:style-name="gr180" draw:text-style-name="P3" draw:layer="layout" svg:x1="6.957cm" svg:y1="3.594cm" svg:x2="6.574cm" svg:y2="3.373cm">
                <text:p/>
              </draw:line>
            </draw:g>
            <draw:g>
              <draw:polygon draw:style-name="gr181" draw:text-style-name="P3" draw:layer="layout" svg:width="0.68cm" svg:height="0.393cm" svg:x="4.828cm" svg:y="3.717cm" svg:viewBox="0 0 681 394" draw:points="681,172 383,0 298,0 0,172 0,221 298,394 383,394 681,221">
                <text:p/>
              </draw:polygon>
              <draw:line draw:style-name="gr182" draw:text-style-name="P3" draw:layer="layout" svg:x1="5.466cm" svg:y1="3.963cm" svg:x2="5.083cm" svg:y2="3.742cm">
                <text:p/>
              </draw:line>
              <draw:line draw:style-name="gr183" draw:text-style-name="P3" draw:layer="layout" svg:x1="5.254cm" svg:y1="4.086cm" svg:x2="4.871cm" svg:y2="3.865cm">
                <text:p/>
              </draw:line>
            </draw:g>
            <draw:g>
              <draw:polygon draw:style-name="gr184" draw:text-style-name="P3" draw:layer="layout" svg:width="0.68cm" svg:height="0.393cm" svg:x="5.254cm" svg:y="3.471cm" svg:viewBox="0 0 681 394" draw:points="681,172 383,0 298,0 0,172 0,221 298,394 383,394 681,221">
                <text:p/>
              </draw:polygon>
              <draw:line draw:style-name="gr185" draw:text-style-name="P3" draw:layer="layout" svg:x1="5.892cm" svg:y1="3.717cm" svg:x2="5.509cm" svg:y2="3.496cm">
                <text:p/>
              </draw:line>
              <draw:line draw:style-name="gr186" draw:text-style-name="P3" draw:layer="layout" svg:x1="5.679cm" svg:y1="3.84cm" svg:x2="5.296cm" svg:y2="3.619cm">
                <text:p/>
              </draw:line>
            </draw:g>
            <draw:g>
              <draw:polygon draw:style-name="gr187" draw:text-style-name="P3" draw:layer="layout" svg:width="0.68cm" svg:height="0.393cm" svg:x="6.105cm" svg:y="2.979cm" svg:viewBox="0 0 681 394" draw:points="681,172 383,0 298,0 0,172 0,221 298,394 383,394 681,221">
                <text:p/>
              </draw:polygon>
              <draw:line draw:style-name="gr188" draw:text-style-name="P3" draw:layer="layout" svg:x1="6.744cm" svg:y1="3.225cm" svg:x2="6.361cm" svg:y2="3.004cm">
                <text:p/>
              </draw:line>
              <draw:line draw:style-name="gr189" draw:text-style-name="P3" draw:layer="layout" svg:x1="6.531cm" svg:y1="3.348cm" svg:x2="6.148cm" svg:y2="3.127cm">
                <text:p/>
              </draw:line>
            </draw:g>
            <draw:g>
              <draw:polygon draw:style-name="gr190" draw:text-style-name="P3" draw:layer="layout" svg:width="0.68cm" svg:height="0.393cm" svg:x="4.402cm" svg:y="3.471cm" svg:viewBox="0 0 681 394" draw:points="681,172 383,0 298,0 0,172 0,221 298,394 383,394 681,221">
                <text:p/>
              </draw:polygon>
              <draw:line draw:style-name="gr191" draw:text-style-name="P3" draw:layer="layout" svg:x1="5.04cm" svg:y1="3.717cm" svg:x2="4.657cm" svg:y2="3.496cm">
                <text:p/>
              </draw:line>
              <draw:line draw:style-name="gr192" draw:text-style-name="P3" draw:layer="layout" svg:x1="4.828cm" svg:y1="3.84cm" svg:x2="4.445cm" svg:y2="3.619cm">
                <text:p/>
              </draw:line>
            </draw:g>
            <draw:g>
              <draw:polygon draw:style-name="gr193" draw:text-style-name="P3" draw:layer="layout" svg:width="0.68cm" svg:height="0.393cm" svg:x="4.828cm" svg:y="3.225cm" svg:viewBox="0 0 681 394" draw:points="681,172 383,0 298,0 0,172 0,221 298,394 383,394 681,221">
                <text:p/>
              </draw:polygon>
              <draw:line draw:style-name="gr194" draw:text-style-name="P3" draw:layer="layout" svg:x1="5.466cm" svg:y1="3.471cm" svg:x2="5.083cm" svg:y2="3.25cm">
                <text:p/>
              </draw:line>
              <draw:line draw:style-name="gr195" draw:text-style-name="P3" draw:layer="layout" svg:x1="5.254cm" svg:y1="3.594cm" svg:x2="4.871cm" svg:y2="3.373cm">
                <text:p/>
              </draw:line>
            </draw:g>
            <draw:g>
              <draw:polygon draw:style-name="gr196" draw:text-style-name="P3" draw:layer="layout" svg:width="0.68cm" svg:height="0.393cm" svg:x="5.68cm" svg:y="2.733cm" svg:viewBox="0 0 681 394" draw:points="681,172 383,0 298,0 0,172 0,221 298,394 383,394 681,221">
                <text:p/>
              </draw:polygon>
              <draw:line draw:style-name="gr197" draw:text-style-name="P3" draw:layer="layout" svg:x1="6.318cm" svg:y1="2.978cm" svg:x2="5.935cm" svg:y2="2.757cm">
                <text:p/>
              </draw:line>
              <draw:line draw:style-name="gr198" draw:text-style-name="P3" draw:layer="layout" svg:x1="6.105cm" svg:y1="3.102cm" svg:x2="5.722cm" svg:y2="2.881cm">
                <text:p/>
              </draw:line>
            </draw:g>
            <draw:g>
              <draw:polygon draw:style-name="gr199" draw:text-style-name="P3" draw:layer="layout" svg:width="0.68cm" svg:height="0.393cm" svg:x="3.976cm" svg:y="3.225cm" svg:viewBox="0 0 681 394" draw:points="681,172 383,0 298,0 0,172 0,221 298,394 383,394 681,221">
                <text:p/>
              </draw:polygon>
              <draw:line draw:style-name="gr200" draw:text-style-name="P3" draw:layer="layout" svg:x1="4.615cm" svg:y1="3.471cm" svg:x2="4.232cm" svg:y2="3.25cm">
                <text:p/>
              </draw:line>
              <draw:line draw:style-name="gr201" draw:text-style-name="P3" draw:layer="layout" svg:x1="4.402cm" svg:y1="3.594cm" svg:x2="4.019cm" svg:y2="3.373cm">
                <text:p/>
              </draw:line>
            </draw:g>
            <draw:g>
              <draw:polygon draw:style-name="gr202" draw:text-style-name="P3" draw:layer="layout" svg:width="0.68cm" svg:height="0.393cm" svg:x="4.402cm" svg:y="2.979cm" svg:viewBox="0 0 681 394" draw:points="681,172 383,0 298,0 0,172 0,221 298,394 383,394 681,221">
                <text:p/>
              </draw:polygon>
              <draw:line draw:style-name="gr203" draw:text-style-name="P3" draw:layer="layout" svg:x1="5.04cm" svg:y1="3.225cm" svg:x2="4.657cm" svg:y2="3.004cm">
                <text:p/>
              </draw:line>
              <draw:line draw:style-name="gr204" draw:text-style-name="P3" draw:layer="layout" svg:x1="4.828cm" svg:y1="3.348cm" svg:x2="4.445cm" svg:y2="3.127cm">
                <text:p/>
              </draw:line>
            </draw:g>
            <draw:g>
              <draw:polygon draw:style-name="gr205" draw:text-style-name="P3" draw:layer="layout" svg:width="0.68cm" svg:height="0.393cm" svg:x="5.254cm" svg:y="2.487cm" svg:viewBox="0 0 681 394" draw:points="681,172 383,0 298,0 0,172 0,221 298,394 383,394 681,221">
                <text:p/>
              </draw:polygon>
              <draw:line draw:style-name="gr206" draw:text-style-name="P3" draw:layer="layout" svg:x1="5.892cm" svg:y1="2.732cm" svg:x2="5.509cm" svg:y2="2.511cm">
                <text:p/>
              </draw:line>
              <draw:line draw:style-name="gr207" draw:text-style-name="P3" draw:layer="layout" svg:x1="5.679cm" svg:y1="2.855cm" svg:x2="5.296cm" svg:y2="2.634cm">
                <text:p/>
              </draw:line>
            </draw:g>
            <draw:g>
              <draw:polygon draw:style-name="gr208" draw:text-style-name="P3" draw:layer="layout" svg:width="0.68cm" svg:height="0.393cm" svg:x="6.953cm" svg:y="3.961cm" svg:viewBox="0 0 681 394" draw:points="681,172 383,0 298,0 0,172 0,221 298,394 383,394 681,221">
                <text:p/>
              </draw:polygon>
              <draw:line draw:style-name="gr209" draw:text-style-name="P3" draw:layer="layout" svg:x1="7.592cm" svg:y1="4.207cm" svg:x2="7.209cm" svg:y2="3.986cm">
                <text:p/>
              </draw:line>
              <draw:line draw:style-name="gr210" draw:text-style-name="P3" draw:layer="layout" svg:x1="7.379cm" svg:y1="4.33cm" svg:x2="6.996cm" svg:y2="4.109cm">
                <text:p/>
              </draw:line>
            </draw:g>
            <draw:g>
              <draw:polygon draw:style-name="gr211" draw:text-style-name="P3" draw:layer="layout" svg:width="0.68cm" svg:height="0.393cm" svg:x="6.527cm" svg:y="3.715cm" svg:viewBox="0 0 681 394" draw:points="681,172 383,0 298,0 0,172 0,221 298,394 383,394 681,221">
                <text:p/>
              </draw:polygon>
              <draw:line draw:style-name="gr212" draw:text-style-name="P3" draw:layer="layout" svg:x1="7.166cm" svg:y1="3.961cm" svg:x2="6.783cm" svg:y2="3.74cm">
                <text:p/>
              </draw:line>
              <draw:line draw:style-name="gr213" draw:text-style-name="P3" draw:layer="layout" svg:x1="6.953cm" svg:y1="4.084cm" svg:x2="6.57cm" svg:y2="3.863cm">
                <text:p/>
              </draw:line>
            </draw:g>
            <draw:g>
              <draw:polygon draw:style-name="gr214" draw:text-style-name="P3" draw:layer="layout" svg:width="0.68cm" svg:height="0.393cm" svg:x="6.102cm" svg:y="3.469cm" svg:viewBox="0 0 681 394" draw:points="681,172 383,0 298,0 0,172 0,221 298,394 383,394 681,221">
                <text:p/>
              </draw:polygon>
              <draw:line draw:style-name="gr215" draw:text-style-name="P3" draw:layer="layout" svg:x1="6.74cm" svg:y1="3.714cm" svg:x2="6.357cm" svg:y2="3.493cm">
                <text:p/>
              </draw:line>
              <draw:line draw:style-name="gr216" draw:text-style-name="P3" draw:layer="layout" svg:x1="6.527cm" svg:y1="3.837cm" svg:x2="6.144cm" svg:y2="3.616cm">
                <text:p/>
              </draw:line>
            </draw:g>
            <draw:g>
              <draw:polygon draw:style-name="gr217" draw:text-style-name="P3" draw:layer="layout" svg:width="0.68cm" svg:height="0.393cm" svg:x="5.676cm" svg:y="3.223cm" svg:viewBox="0 0 681 394" draw:points="681,172 383,0 298,0 0,172 0,221 298,394 383,394 681,221">
                <text:p/>
              </draw:polygon>
              <draw:line draw:style-name="gr218" draw:text-style-name="P3" draw:layer="layout" svg:x1="6.314cm" svg:y1="3.468cm" svg:x2="5.931cm" svg:y2="3.247cm">
                <text:p/>
              </draw:line>
              <draw:line draw:style-name="gr219" draw:text-style-name="P3" draw:layer="layout" svg:x1="6.101cm" svg:y1="3.591cm" svg:x2="5.718cm" svg:y2="3.37cm">
                <text:p/>
              </draw:line>
            </draw:g>
            <draw:g>
              <draw:polygon draw:style-name="gr220" draw:text-style-name="P3" draw:layer="layout" svg:width="0.68cm" svg:height="0.393cm" svg:x="5.25cm" svg:y="2.977cm" svg:viewBox="0 0 681 394" draw:points="681,172 383,0 298,0 0,172 0,221 298,394 383,394 681,221">
                <text:p/>
              </draw:polygon>
              <draw:line draw:style-name="gr221" draw:text-style-name="P3" draw:layer="layout" svg:x1="5.888cm" svg:y1="3.222cm" svg:x2="5.505cm" svg:y2="3.001cm">
                <text:p/>
              </draw:line>
              <draw:line draw:style-name="gr222" draw:text-style-name="P3" draw:layer="layout" svg:x1="5.675cm" svg:y1="3.345cm" svg:x2="5.292cm" svg:y2="3.124cm">
                <text:p/>
              </draw:line>
            </draw:g>
            <draw:g>
              <draw:polygon draw:style-name="gr223" draw:text-style-name="P3" draw:layer="layout" svg:width="0.68cm" svg:height="0.393cm" svg:x="4.831cm" svg:y="2.73cm" svg:viewBox="0 0 681 394" draw:points="681,172 383,0 298,0 0,172 0,221 298,394 383,394 681,221">
                <text:p/>
              </draw:polygon>
              <draw:line draw:style-name="gr224" draw:text-style-name="P3" draw:layer="layout" svg:x1="5.469cm" svg:y1="2.976cm" svg:x2="5.086cm" svg:y2="2.755cm">
                <text:p/>
              </draw:line>
              <draw:line draw:style-name="gr225" draw:text-style-name="P3" draw:layer="layout" svg:x1="5.256cm" svg:y1="3.099cm" svg:x2="4.873cm" svg:y2="2.878cm">
                <text:p/>
              </draw:line>
            </draw:g>
          </draw:g>
        </draw:g>
        <draw:frame draw:style-name="gr226" draw:layer="layout" svg:width="0.756cm" svg:height="1.217cm" svg:x="18.115cm" svg:y="10.684cm">
          <draw:text-box>
            <text:p/>
          </draw:text-box>
        </draw:frame>
        <draw:g>
          <draw:glue-point draw:id="4" svg:x="-1.755cm" svg:y="-5cm"/>
          <draw:glue-point draw:id="5" svg:x="0.406cm" svg:y="-3.857cm"/>
          <draw:glue-point draw:id="6" svg:x="3.649cm" svg:y="-2.142cm"/>
          <draw:glue-point draw:id="7" svg:x="4.189cm" svg:y="0.714cm"/>
          <draw:glue-point draw:id="8" svg:x="3.649cm" svg:y="3.571cm"/>
          <draw:glue-point draw:id="9" svg:x="2.568cm" svg:y="4.142cm"/>
          <draw:glue-point draw:id="10" svg:x="0.946cm" svg:y="5cm"/>
          <draw:glue-point draw:id="11" svg:x="-1.755cm" svg:y="3.571cm"/>
          <draw:glue-point draw:id="12" svg:x="-4.458cm" svg:y="2.142cm"/>
          <draw:glue-point draw:id="13" svg:x="-4.999cm" svg:y="-0.714cm"/>
          <draw:glue-point draw:id="14" svg:x="-4.458cm" svg:y="-3.571cm"/>
          <draw:glue-point draw:id="15" svg:x="-2.837cm" svg:y="-4.428cm"/>
          <draw:path draw:style-name="gr227" draw:text-style-name="P2" draw:layer="layout" svg:width="0.926cm" svg:height="0.529cm" svg:x="17.442cm" svg:y="20.042cm" svg:viewBox="0 0 927 530" svg:d="M0 530c170 0 927-190 927-341s-248-189-309-189c0 113-618 378-618 530z">
            <text:p/>
          </draw:path>
          <draw:g>
            <draw:glue-point draw:id="4" svg:x="-1.755cm" svg:y="-5cm"/>
            <draw:glue-point draw:id="5" svg:x="0.406cm" svg:y="-3.857cm"/>
            <draw:glue-point draw:id="6" svg:x="3.649cm" svg:y="-2.142cm"/>
            <draw:glue-point draw:id="7" svg:x="4.189cm" svg:y="0.714cm"/>
            <draw:glue-point draw:id="8" svg:x="3.649cm" svg:y="3.571cm"/>
            <draw:glue-point draw:id="9" svg:x="0.946cm" svg:y="5cm"/>
            <draw:glue-point draw:id="10" svg:x="-2.026cm" svg:y="3.428cm"/>
            <draw:glue-point draw:id="11" svg:x="-4.458cm" svg:y="2.142cm"/>
            <draw:glue-point draw:id="12" svg:x="-4.999cm" svg:y="-0.714cm"/>
            <draw:glue-point draw:id="13" svg:x="-4.458cm" svg:y="-3.571cm"/>
            <draw:glue-point draw:id="14" svg:x="0.676cm" svg:y="-3.714cm"/>
            <draw:polygon draw:style-name="gr228" draw:text-style-name="P3" draw:layer="layout" svg:width="0.617cm" svg:height="1.096cm" svg:x="17.441cm" svg:y="19.474cm" svg:viewBox="0 0 618 1097" draw:points="0,1097 0,378 618,0 618,719">
              <text:p/>
            </draw:polygon>
            <draw:polygon draw:style-name="gr229" draw:text-style-name="P3" draw:layer="layout" svg:width="0.617cm" svg:height="1.134cm" svg:x="17.441cm" svg:y="18.679cm" svg:viewBox="0 0 618 1135" draw:points="0,1135 0,340 618,0 618,756">
              <text:p/>
            </draw:polygon>
            <draw:polygon draw:style-name="gr230" draw:text-style-name="P3" draw:layer="layout" svg:width="1.234cm" svg:height="1.474cm" svg:x="16.207cm" svg:y="19.095cm" svg:viewBox="0 0 1235 1475" draw:points="0,719 0,0 1235,756 1234,1475">
              <text:p/>
            </draw:polygon>
            <draw:polygon draw:style-name="gr231" draw:text-style-name="P3" draw:layer="layout" svg:width="1.234cm" svg:height="1.512cm" svg:x="16.207cm" svg:y="18.301cm" svg:viewBox="0 0 1235 1513" draw:points="0,756 0,0 1235,756 1235,1513">
              <text:p/>
            </draw:polygon>
            <draw:polygon draw:style-name="gr232" draw:text-style-name="P3" draw:layer="layout" svg:width="1.852cm" svg:height="1.134cm" svg:x="16.207cm" svg:y="17.923cm" svg:viewBox="0 0 1853 1135" draw:points="0,378 618,0 1853,756 1235,1135">
              <text:p/>
            </draw:polygon>
            <draw:polygon draw:style-name="gr233" draw:text-style-name="P3" draw:layer="layout" svg:width="2.099cm" svg:height="0.907cm" svg:x="16.083cm" svg:y="18.982cm" svg:viewBox="0 0 2100 908" draw:points="0,76 124,0 124,76 1359,832 1976,454 1976,378 2100,454 1359,908">
              <text:p/>
            </draw:polygon>
            <draw:path draw:style-name="gr234" draw:text-style-name="P3" draw:layer="layout" svg:width="0.338cm" svg:height="0.206cm" svg:x="16.665cm" svg:y="18.197cm" svg:viewBox="0 0 339 207" svg:d="M293 28c62 38 62 113 0 151-61 38-185 38-247 0-61-38-61-113 0-151 62-37 186-37 247 0z">
              <text:p/>
            </draw:path>
            <draw:path draw:style-name="gr235" draw:text-style-name="P3" draw:layer="layout" svg:width="0.338cm" svg:height="0.206cm" svg:x="17.272cm" svg:y="18.575cm" svg:viewBox="0 0 339 207" svg:d="M293 28c62 38 62 113 0 151-61 38-185 38-247 0-61-38-61-113 0-151 62-37 186-37 247 0z">
              <text:p/>
            </draw:path>
            <draw:path draw:style-name="gr236" draw:text-style-name="P3" draw:layer="layout" svg:width="0.338cm" svg:height="0.206cm" svg:x="16.665cm" svg:y="18.084cm" svg:viewBox="0 0 339 207" svg:d="M293 28c62 38 62 113 0 151-61 38-185 38-247 0-61-38-61-113 0-151 62-37 186-37 247 0z">
              <text:p/>
            </draw:path>
            <draw:line draw:style-name="gr237" draw:text-style-name="P3" draw:layer="layout" svg:x1="17.01cm" svg:y1="18.188cm" svg:x2="17.01cm" svg:y2="18.301cm">
              <text:p/>
            </draw:line>
            <draw:line draw:style-name="gr238" draw:text-style-name="P3" draw:layer="layout" svg:x1="16.665cm" svg:y1="18.188cm" svg:x2="16.665cm" svg:y2="18.301cm">
              <text:p/>
            </draw:line>
            <draw:path draw:style-name="gr239" draw:text-style-name="P3" draw:layer="layout" svg:width="0.338cm" svg:height="0.206cm" svg:x="17.272cm" svg:y="18.462cm" svg:viewBox="0 0 339 207" svg:d="M293 28c62 38 62 113 0 151-61 38-185 38-247 0-61-38-61-113 0-151 62-37 186-37 247 0z">
              <text:p/>
            </draw:path>
            <draw:line draw:style-name="gr240" draw:text-style-name="P3" draw:layer="layout" svg:x1="17.616cm" svg:y1="18.566cm" svg:x2="17.616cm" svg:y2="18.679cm">
              <text:p/>
            </draw:line>
            <draw:line draw:style-name="gr241" draw:text-style-name="P3" draw:layer="layout" svg:x1="17.272cm" svg:y1="18.566cm" svg:x2="17.272cm" svg:y2="18.679cm">
              <text:p/>
            </draw:line>
            <draw:polygon draw:style-name="gr242" draw:text-style-name="P3" draw:layer="layout" svg:width="0.123cm" svg:height="0.491cm" svg:x="17.009cm" svg:y="18.982cm" svg:viewBox="0 0 124 492" draw:points="0,492 0,76 124,0 124,416">
              <text:p/>
            </draw:polygon>
            <draw:polygon draw:style-name="gr243" draw:text-style-name="P3" draw:layer="layout" svg:width="0.555cm" svg:height="0.755cm" svg:x="16.454cm" svg:y="18.717cm" svg:viewBox="0 0 556 756" draw:points="0,416 0,0 556,340 556,756">
              <text:p/>
            </draw:polygon>
            <draw:polygon draw:style-name="gr244" draw:text-style-name="P3" draw:layer="layout" svg:width="0.678cm" svg:height="0.415cm" svg:x="16.454cm" svg:y="18.642cm" svg:viewBox="0 0 679 416" draw:points="556,416 0,76 124,0 679,340">
              <text:p/>
            </draw:polygon>
            <draw:polygon draw:style-name="gr245" draw:text-style-name="P3" draw:layer="layout" svg:width="2.099cm" svg:height="2.647cm" svg:x="16.083cm" svg:y="17.923cm" svg:viewBox="0 0 2100 2648" draw:points="124,1891 124,1210 0,1135 124,1059 124,378 741,0 1976,756 1976,1438 2100,1513 1976,1589 1976,2270 1359,2648">
              <text:p/>
            </draw:polygon>
            <draw:polygon draw:style-name="gr246" draw:text-style-name="P3" draw:layer="layout" svg:width="0.431cm" svg:height="0.491cm" svg:x="16.515cm" svg:y="18.831cm" svg:viewBox="0 0 432 492" draw:points="0,227 0,0 432,265 432,492">
              <text:p/>
            </draw:polygon>
            <draw:polyline draw:style-name="gr247" draw:text-style-name="P3" draw:layer="layout" svg:width="1.852cm" svg:height="0.755cm" svg:x="16.207cm" svg:y="19.058cm" svg:viewBox="0 0 1853 756" draw:points="0,0 1235,756 1853,378">
              <text:p/>
            </draw:polyline>
          </draw:g>
        </draw:g>
        <draw:line draw:style-name="gr248" draw:text-style-name="P1" draw:layer="layout" svg:x1="3.256cm" svg:y1="7.509cm" svg:x2="3.286cm" svg:y2="11.033cm">
          <text:p/>
        </draw:line>
        <draw:line draw:style-name="gr248" draw:text-style-name="P1" draw:layer="layout" svg:x1="6.685cm" svg:y1="7.636cm" svg:x2="6.715cm" svg:y2="10.144cm">
          <text:p/>
        </draw:line>
        <draw:line draw:style-name="gr248" draw:text-style-name="P1" draw:layer="layout" svg:x1="13.319cm" svg:y1="10.144cm" svg:x2="6.588cm" svg:y2="10.144cm">
          <text:p/>
        </draw:line>
        <draw:line draw:style-name="gr248" draw:text-style-name="P1" draw:layer="layout" svg:x1="3.159cm" svg:y1="11.033cm" svg:x2="13.446cm" svg:y2="11.033cm">
          <text:p/>
        </draw:line>
        <draw:g>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249" draw:text-style-name="P2" draw:layer="layout" svg:width="0.875cm" svg:height="0.699cm" svg:x="3.142cm" svg:y="7.118cm" svg:viewBox="0 0 876 700" svg:d="M0 700c475 0 728-140 849-350s-191-350-364-350c0 300-485 299-485 700z">
            <text:p/>
          </draw:path>
          <draw:g>
            <draw:polygon draw:style-name="gr250" draw:text-style-name="P3" draw:layer="layout" svg:width="0.726cm" svg:height="1.329cm" svg:x="2.9cm" svg:y="6.418cm" svg:viewBox="0 0 727 1330" draw:points="0,1330 0,420 727,0 727,910">
              <text:p/>
            </draw:polygon>
            <draw:polygon draw:style-name="gr251" draw:text-style-name="P3" draw:layer="layout" svg:width="1.696cm" svg:height="0.979cm" svg:x="1.93cm" svg:y="5.858cm" svg:viewBox="0 0 1697 980" draw:points="970,980 0,420 728,0 1697,560">
              <text:p/>
            </draw:polygon>
            <draw:polygon draw:style-name="gr252" draw:text-style-name="P3" draw:layer="layout" svg:width="0.12cm" svg:height="1.259cm" svg:x="3.021cm" svg:y="6.698cm" svg:viewBox="0 0 121 1260" draw:points="0,1260 0,70 121,0 121,1190">
              <text:p/>
            </draw:polygon>
            <draw:polygon draw:style-name="gr253" draw:text-style-name="P3" draw:layer="layout" svg:width="1.212cm" svg:height="1.889cm" svg:x="1.808cm" svg:y="6.068cm" svg:viewBox="0 0 1213 1890" draw:points="0,1190 0,0 1213,700 1213,1890">
              <text:p/>
            </draw:polygon>
            <draw:polygon draw:style-name="gr254" draw:text-style-name="P3" draw:layer="layout" svg:width="1.333cm" svg:height="0.769cm" svg:x="1.808cm" svg:y="5.998cm" svg:viewBox="0 0 1334 770" draw:points="1213,770 0,70 122,0 1334,700">
              <text:p/>
            </draw:polygon>
            <draw:polygon draw:style-name="gr255" draw:text-style-name="P3" draw:layer="layout" svg:width="0.12cm" svg:height="0.209cm" svg:x="1.93cm" svg:y="7.048cm" svg:viewBox="0 0 121 210" draw:points="0,140 0,0 121,70 121,210">
              <text:p/>
            </draw:polygon>
            <draw:polygon draw:style-name="gr256" draw:text-style-name="P3" draw:layer="layout" svg:width="0.121cm" svg:height="0.209cm" svg:x="2.778cm" svg:y="7.538cm" svg:viewBox="0 0 122 210" draw:points="0,140 0,0 122,70 122,210">
              <text:p/>
            </draw:polygon>
            <draw:polygon draw:style-name="gr257" draw:text-style-name="P3" draw:layer="layout" svg:width="1.818cm" svg:height="2.099cm" svg:x="1.808cm" svg:y="5.858cm" svg:viewBox="0 0 1819 2100" draw:points="0,1400 0,210 122,140 364,280 849,0 1819,560 1819,1470 1334,1750 1334,2030 1213,2100">
              <text:p/>
            </draw:polygon>
            <draw:polygon draw:style-name="gr258" draw:text-style-name="P3" draw:layer="layout" svg:width="0.969cm" svg:height="1.119cm" svg:x="1.93cm" svg:y="6.348cm" svg:viewBox="0 0 970 1120" draw:points="0,560 0,0 970,560 970,1120">
              <text:p/>
            </draw:polygon>
            <draw:polygon draw:style-name="gr259" draw:text-style-name="P3" draw:layer="layout" svg:width="0.12cm" svg:height="0.209cm" svg:x="2.172cm" svg:y="7.188cm" svg:viewBox="0 0 121 210" draw:points="0,140 0,0 121,70 121,210">
              <text:p/>
            </draw:polygon>
          </draw:g>
        </draw:g>
        <draw:g>
          <draw:glue-point draw:id="4" svg:x="-2.057cm" svg:y="-5cm"/>
          <draw:glue-point draw:id="5" svg:x="0.295cm" svg:y="-3.571cm"/>
          <draw:glue-point draw:id="6" svg:x="3.236cm" svg:y="-1.785cm"/>
          <draw:glue-point draw:id="7" svg:x="3.236cm" svg:y="1.071cm"/>
          <draw:glue-point draw:id="8" svg:x="3.236cm" svg:y="3.214cm"/>
          <draw:glue-point draw:id="9" svg:x="2.06cm" svg:y="3.928cm"/>
          <draw:glue-point draw:id="10" svg:x="0.295cm" svg:y="5cm"/>
          <draw:glue-point draw:id="11" svg:x="-2.645cm" svg:y="3.214cm"/>
          <draw:glue-point draw:id="12" svg:x="-4.998cm" svg:y="1.785cm"/>
          <draw:glue-point draw:id="13" svg:x="-4.998cm" svg:y="-3.214cm"/>
          <draw:glue-point draw:id="14" svg:x="-3.233cm" svg:y="-4.285cm"/>
          <draw:path draw:style-name="gr260" draw:text-style-name="P2" draw:layer="layout" svg:width="0.875cm" svg:height="0.699cm" svg:x="6.698cm" svg:y="7.304cm" svg:viewBox="0 0 876 700" svg:d="M0 700c475 0 728-140 849-350s-191-350-364-350c0 300-485 299-485 700z">
            <text:p/>
          </draw:path>
          <draw:g>
            <draw:polygon draw:style-name="gr261" draw:text-style-name="P3" draw:layer="layout" svg:width="0.726cm" svg:height="1.329cm" svg:x="6.456cm" svg:y="6.604cm" svg:viewBox="0 0 727 1330" draw:points="0,1330 0,420 727,0 727,910">
              <text:p/>
            </draw:polygon>
            <draw:polygon draw:style-name="gr262" draw:text-style-name="P3" draw:layer="layout" svg:width="1.696cm" svg:height="0.979cm" svg:x="5.486cm" svg:y="6.044cm" svg:viewBox="0 0 1697 980" draw:points="970,980 0,420 728,0 1697,560">
              <text:p/>
            </draw:polygon>
            <draw:polygon draw:style-name="gr263" draw:text-style-name="P3" draw:layer="layout" svg:width="0.12cm" svg:height="1.259cm" svg:x="6.577cm" svg:y="6.884cm" svg:viewBox="0 0 121 1260" draw:points="0,1260 0,70 121,0 121,1190">
              <text:p/>
            </draw:polygon>
            <draw:polygon draw:style-name="gr264" draw:text-style-name="P3" draw:layer="layout" svg:width="1.212cm" svg:height="1.889cm" svg:x="5.364cm" svg:y="6.254cm" svg:viewBox="0 0 1213 1890" draw:points="0,1190 0,0 1213,700 1213,1890">
              <text:p/>
            </draw:polygon>
            <draw:polygon draw:style-name="gr265" draw:text-style-name="P3" draw:layer="layout" svg:width="1.333cm" svg:height="0.769cm" svg:x="5.364cm" svg:y="6.184cm" svg:viewBox="0 0 1334 770" draw:points="1213,770 0,70 122,0 1334,700">
              <text:p/>
            </draw:polygon>
            <draw:polygon draw:style-name="gr266" draw:text-style-name="P3" draw:layer="layout" svg:width="0.12cm" svg:height="0.209cm" svg:x="5.486cm" svg:y="7.234cm" svg:viewBox="0 0 121 210" draw:points="0,140 0,0 121,70 121,210">
              <text:p/>
            </draw:polygon>
            <draw:polygon draw:style-name="gr267" draw:text-style-name="P3" draw:layer="layout" svg:width="0.121cm" svg:height="0.209cm" svg:x="6.334cm" svg:y="7.724cm" svg:viewBox="0 0 122 210" draw:points="0,140 0,0 122,70 122,210">
              <text:p/>
            </draw:polygon>
            <draw:polygon draw:style-name="gr268" draw:text-style-name="P3" draw:layer="layout" svg:width="1.818cm" svg:height="2.099cm" svg:x="5.364cm" svg:y="6.044cm" svg:viewBox="0 0 1819 2100" draw:points="0,1400 0,210 122,140 364,280 849,0 1819,560 1819,1470 1334,1750 1334,2030 1213,2100">
              <text:p/>
            </draw:polygon>
            <draw:polygon draw:style-name="gr269" draw:text-style-name="P3" draw:layer="layout" svg:width="0.969cm" svg:height="1.119cm" svg:x="5.486cm" svg:y="6.534cm" svg:viewBox="0 0 970 1120" draw:points="0,560 0,0 970,560 970,1120">
              <text:p/>
            </draw:polygon>
            <draw:polygon draw:style-name="gr270" draw:text-style-name="P3" draw:layer="layout" svg:width="0.12cm" svg:height="0.209cm" svg:x="5.728cm" svg:y="7.374cm" svg:viewBox="0 0 121 210" draw:points="0,140 0,0 121,70 121,210">
              <text:p/>
            </draw:polygon>
          </draw:g>
        </draw:g>
        <draw:line draw:style-name="gr248" draw:text-style-name="P1" draw:layer="layout" svg:x1="21.417cm" svg:y1="10.303cm" svg:x2="14.178cm" svg:y2="10.43cm">
          <text:p/>
        </draw:line>
        <draw:line draw:style-name="gr1" draw:text-style-name="P1" draw:layer="layout" svg:x1="21.417cm" svg:y1="11.192cm" svg:x2="18.75cm" svg:y2="11.192cm">
          <text:p/>
        </draw:line>
        <draw:line draw:style-name="gr1" draw:text-style-name="P1" draw:layer="layout" svg:x1="18.877cm" svg:y1="11.192cm" svg:x2="18.877cm" svg:y2="5.858cm">
          <text:p/>
        </draw:line>
        <draw:frame draw:style-name="gr271" draw:text-style-name="P1" draw:layer="layout" svg:width="4.348cm" svg:height="4.234cm" svg:x="22.082cm" svg:y="2.354cm">
          <draw:image xlink:href="Pictures/10000000000004790000045BFCB000A9.png" xlink:type="simple" xlink:show="embed" xlink:actuate="onLoad">
            <text:p/>
          </draw:image>
        </draw:frame>
        <draw:g>
          <draw:glue-point draw:id="4" svg:x="-2.998cm" svg:y="-5cm"/>
          <draw:glue-point draw:id="5" svg:x="0.201cm" svg:y="-3.666cm"/>
          <draw:glue-point draw:id="6" svg:x="3.001cm" svg:y="-2.5cm"/>
          <draw:glue-point draw:id="7" svg:x="3.001cm" svg:y="4.166cm"/>
          <draw:glue-point draw:id="8" svg:x="3.401cm" svg:y="0.666cm"/>
          <draw:glue-point draw:id="9" svg:x="1.001cm" svg:y="5cm"/>
          <draw:glue-point draw:id="10" svg:x="-1.798cm" svg:y="3.833cm"/>
          <draw:glue-point draw:id="11" svg:x="-4.998cm" svg:y="2.5cm"/>
          <draw:glue-point draw:id="12" svg:x="-4.998cm" svg:y="-4.166cm"/>
          <draw:path draw:style-name="gr272" draw:text-style-name="P2" draw:layer="layout" svg:width="1.494cm" svg:height="1.123cm" svg:x="23.772cm" svg:y="12.481cm" svg:viewBox="0 0 1495 1124" svg:d="M0 1124c411 0 1495-173 1495-433 0-259-187-691-598-691 0 259-897 691-897 1124z">
            <text:p/>
          </draw:path>
          <draw:g>
            <draw:polygon draw:style-name="gr273" draw:text-style-name="P3" draw:layer="layout" svg:width="2.989cm" svg:height="4.32cm" svg:x="20.782cm" svg:y="9.284cm" svg:viewBox="0 0 2990 4321" draw:points="0,2593 0,0 2990,1729 2990,4321">
              <text:p/>
            </draw:polygon>
            <draw:polygon draw:style-name="gr274" draw:text-style-name="P3" draw:layer="layout" svg:width="0.747cm" svg:height="3.024cm" svg:x="23.772cm" svg:y="10.58cm" svg:viewBox="0 0 748 3025" draw:points="0,3025 0,432 748,0 748,2593">
              <text:p/>
            </draw:polygon>
            <draw:polygon draw:style-name="gr275" draw:text-style-name="P3" draw:layer="layout" svg:width="3.737cm" svg:height="2.16cm" svg:x="20.782cm" svg:y="8.851cm" svg:viewBox="0 0 3738 2161" draw:points="2990,2161 0,432 748,0 3738,1729">
              <text:p/>
            </draw:polygon>
            <draw:polygon draw:style-name="gr276" draw:text-style-name="P3" draw:layer="layout" svg:width="0.597cm" svg:height="0.518cm" svg:x="20.932cm" svg:y="11.704cm" svg:viewBox="0 0 598 519" draw:points="0,173 0,0 598,346 598,519">
              <text:p/>
            </draw:polygon>
            <draw:polygon draw:style-name="gr277" draw:text-style-name="P3" draw:layer="layout" svg:width="0.149cm" svg:height="0.258cm" svg:x="23.473cm" svg:y="11.185cm" svg:viewBox="0 0 150 259" draw:points="0,173 0,0 150,86 150,259">
              <text:p/>
            </draw:polygon>
            <draw:polygon draw:style-name="gr278" draw:text-style-name="P3" draw:layer="layout" svg:width="0.747cm" svg:height="0.431cm" svg:x="21.081cm" svg:y="9.197cm" svg:viewBox="0 0 748 432" draw:points="748,346 150,0 0,86 598,432">
              <text:p/>
            </draw:polygon>
            <draw:polygon draw:style-name="gr279" draw:text-style-name="P3" draw:layer="layout" svg:width="0.149cm" svg:height="1.814cm" svg:x="24.52cm" svg:y="11.012cm" svg:viewBox="0 0 150 1815" draw:points="0,1729 0,0 150,86 150,1815">
              <text:p/>
            </draw:polygon>
            <draw:polygon draw:style-name="gr280" draw:text-style-name="P3" draw:layer="layout" svg:width="0.597cm" svg:height="0.518cm" svg:x="21.829cm" svg:y="12.222cm" svg:viewBox="0 0 598 519" draw:points="0,173 0,0 598,346 598,519">
              <text:p/>
            </draw:polygon>
            <draw:polygon draw:style-name="gr281" draw:text-style-name="P3" draw:layer="layout" svg:width="0.597cm" svg:height="0.518cm" svg:x="20.932cm" svg:y="11.444cm" svg:viewBox="0 0 598 519" draw:points="0,173 0,0 598,346 598,519">
              <text:p/>
            </draw:polygon>
            <draw:polygon draw:style-name="gr282" draw:text-style-name="P3" draw:layer="layout" svg:width="0.597cm" svg:height="0.518cm" svg:x="21.829cm" svg:y="11.963cm" svg:viewBox="0 0 598 519" draw:points="0,173 0,0 598,346 598,519">
              <text:p/>
            </draw:polygon>
            <draw:polygon draw:style-name="gr283" draw:text-style-name="P3" draw:layer="layout" svg:width="3.887cm" svg:height="4.753cm" svg:x="20.782cm" svg:y="8.851cm" svg:viewBox="0 0 3888 4754" draw:points="0,3025 0,432 748,0 3738,1729 3738,2161 3888,2247 3888,3976 3738,3889 3738,4321 2990,4754">
              <text:p/>
            </draw:polygon>
            <draw:polygon draw:style-name="gr284" draw:text-style-name="P3" draw:layer="layout" svg:width="0.896cm" svg:height="0.69cm" svg:x="22.726cm" svg:y="12.741cm" svg:viewBox="0 0 897 691" draw:points="0,173 0,0 897,519 897,691">
              <text:p/>
            </draw:polygon>
            <draw:polygon draw:style-name="gr285" draw:text-style-name="P3" draw:layer="layout" svg:width="0.896cm" svg:height="0.69cm" svg:x="22.726cm" svg:y="12.481cm" svg:viewBox="0 0 897 691" draw:points="0,173 0,0 897,519 897,691">
              <text:p/>
            </draw:polygon>
            <draw:polygon draw:style-name="gr286" draw:text-style-name="P3" draw:layer="layout" svg:width="0.597cm" svg:height="0.518cm" svg:x="20.932cm" svg:y="9.456cm" svg:viewBox="0 0 598 519" draw:points="0,173 0,0 598,346 598,519">
              <text:p/>
            </draw:polygon>
            <draw:polygon draw:style-name="gr287" draw:text-style-name="P3" draw:layer="layout" svg:width="0.597cm" svg:height="0.518cm" svg:x="20.932cm" svg:y="9.716cm" svg:viewBox="0 0 598 519" draw:points="0,173 0,0 598,346 598,519">
              <text:p/>
            </draw:polygon>
            <draw:polygon draw:style-name="gr288" draw:text-style-name="P3" draw:layer="layout" svg:width="0.896cm" svg:height="0.69cm" svg:x="21.829cm" svg:y="9.975cm" svg:viewBox="0 0 897 691" draw:points="0,173 0,0 897,519 897,691">
              <text:p/>
            </draw:polygon>
            <draw:polygon draw:style-name="gr289" draw:text-style-name="P3" draw:layer="layout" svg:width="0.448cm" svg:height="0.431cm" svg:x="21.829cm" svg:y="10.234cm" svg:viewBox="0 0 449 432" draw:points="0,173 0,0 449,259 449,432">
              <text:p/>
            </draw:polygon>
            <draw:polygon draw:style-name="gr290" draw:text-style-name="P3" draw:layer="layout" svg:width="0.149cm" svg:height="0.258cm" svg:x="23.473cm" svg:y="11.444cm" svg:viewBox="0 0 150 259" draw:points="0,173 0,0 150,86 150,259">
              <text:p/>
            </draw:polygon>
            <draw:polygon draw:style-name="gr291" draw:text-style-name="P3" draw:layer="layout" svg:width="0.747cm" svg:height="0.431cm" svg:x="21.38cm" svg:y="9.024cm" svg:viewBox="0 0 748 432" draw:points="748,346 150,0 0,86 598,432">
              <text:p/>
            </draw:polygon>
            <draw:polygon draw:style-name="gr292" draw:text-style-name="P3" draw:layer="layout" svg:width="0.597cm" svg:height="0.345cm" svg:x="21.978cm" svg:y="9.716cm" svg:viewBox="0 0 598 346" draw:points="598,259 150,0 0,86 449,346">
              <text:p/>
            </draw:polygon>
            <draw:polygon draw:style-name="gr293" draw:text-style-name="P3" draw:layer="layout" svg:width="1.046cm" svg:height="0.604cm" svg:x="22.277cm" svg:y="9.543cm" svg:viewBox="0 0 1047 605" draw:points="1047,519 150,0 0,86 897,605">
              <text:p/>
            </draw:polygon>
            <draw:polygon draw:style-name="gr294" draw:text-style-name="P3" draw:layer="layout" svg:width="0.298cm" svg:height="0.345cm" svg:x="22.427cm" svg:y="10.58cm" svg:viewBox="0 0 299 346" draw:points="0,173 0,0 299,173 299,346">
              <text:p/>
            </draw:polygon>
            <draw:polygon draw:style-name="gr295" draw:text-style-name="P3" draw:layer="layout" svg:width="0.448cm" svg:height="0.258cm" svg:x="22.576cm" svg:y="10.061cm" svg:viewBox="0 0 449 259" draw:points="449,173 150,0 0,86 299,259">
              <text:p/>
            </draw:polygon>
            <draw:polygon draw:style-name="gr296" draw:text-style-name="P3" draw:layer="layout" svg:width="0.298cm" svg:height="0.172cm" svg:x="23.174cm" svg:y="10.407cm" svg:viewBox="0 0 299 173" draw:points="299,86 150,0 0,86 150,173">
              <text:p/>
            </draw:polygon>
            <draw:polygon draw:style-name="gr297" draw:text-style-name="P3" draw:layer="layout" svg:width="0.149cm" svg:height="0.258cm" svg:x="23.025cm" svg:y="10.666cm" svg:viewBox="0 0 150 259" draw:points="0,173 0,0 150,86 150,259">
              <text:p/>
            </draw:polygon>
            <draw:polygon draw:style-name="gr298" draw:text-style-name="P3" draw:layer="layout" svg:width="0.149cm" svg:height="0.258cm" svg:x="23.025cm" svg:y="10.926cm" svg:viewBox="0 0 150 259" draw:points="0,173 0,0 150,86 150,259">
              <text:p/>
            </draw:polygon>
            <draw:polygon draw:style-name="gr299" draw:text-style-name="P3" draw:layer="layout" svg:width="0.298cm" svg:height="0.172cm" svg:x="23.473cm" svg:y="10.234cm" svg:viewBox="0 0 299 173" draw:points="299,86 150,0 0,86 150,173">
              <text:p/>
            </draw:polygon>
          </draw:g>
        </draw:g>
        <draw:line draw:style-name="gr248" draw:text-style-name="P1" draw:layer="layout" svg:x1="16.21cm" svg:y1="15.51cm" svg:x2="14.178cm" svg:y2="15.51cm">
          <text:p/>
        </draw:line>
        <draw:line draw:style-name="gr248" draw:text-style-name="P1" draw:layer="layout" svg:x1="14.178cm" svg:y1="15.637cm" svg:x2="14.178cm" svg:y2="11.065cm">
          <text:p/>
        </draw:line>
        <draw:line draw:style-name="gr248" draw:text-style-name="P1" draw:layer="layout" svg:x1="14.178cm" svg:y1="8.652cm" svg:x2="14.178cm" svg:y2="4.842cm">
          <text:p/>
        </draw:line>
        <draw:g>
          <draw:glue-point draw:id="4" svg:x="0.555cm" svg:y="-5cm"/>
          <draw:glue-point draw:id="5" svg:x="3.333cm" svg:y="-3.888cm"/>
          <draw:glue-point draw:id="6" svg:x="3.333cm" svg:y="-0.555cm"/>
          <draw:glue-point draw:id="7" svg:x="3.333cm" svg:y="2.777cm"/>
          <draw:glue-point draw:id="8" svg:x="1.111cm" svg:y="3.666cm"/>
          <draw:glue-point draw:id="9" svg:x="-2.222cm" svg:y="5cm"/>
          <draw:glue-point draw:id="10" svg:x="-5cm" svg:y="3.888cm"/>
          <draw:glue-point draw:id="11" svg:x="-5cm" svg:y="-2.777cm"/>
          <draw:glue-point draw:id="12" svg:x="-4.444cm" svg:y="0.111cm"/>
          <draw:glue-point draw:id="13" svg:x="-4.444cm" svg:y="1.222cm"/>
          <draw:glue-point draw:id="14" svg:x="-4.444cm" svg:y="2.333cm"/>
          <draw:glue-point draw:id="15" svg:x="-4.444cm" svg:y="3.444cm"/>
          <draw:glue-point draw:id="16" svg:x="1.666cm" svg:y="-4.555cm"/>
          <draw:glue-point draw:id="17" svg:x="-2.222cm" svg:y="-3.888cm"/>
          <draw:path draw:style-name="gr300" draw:text-style-name="P2" draw:layer="layout" svg:width="1.678cm" svg:height="1.119cm" svg:x="13.681cm" svg:y="10.453cm" svg:viewBox="0 0 1679 1120" svg:d="M0 1120c355 0 1679-373 1679-672s-33-448-387-448c0 224-1292 821-1292 1120z">
            <text:p/>
          </draw:path>
          <draw:g>
            <draw:polygon draw:style-name="gr301" draw:text-style-name="P3" draw:layer="layout" svg:width="1.291cm" svg:height="2.986cm" svg:x="13.681cm" svg:y="8.586cm" svg:viewBox="0 0 1292 2987" draw:points="0,2987 0,747 1292,0 1292,2240">
              <text:p/>
            </draw:polygon>
            <draw:polygon draw:style-name="gr302" draw:text-style-name="P3" draw:layer="layout" svg:width="1.936cm" svg:height="1.119cm" svg:x="13.035cm" svg:y="8.213cm" svg:viewBox="0 0 1937 1120" draw:points="646,1120 0,747 1292,0 1937,373">
              <text:p/>
            </draw:polygon>
            <draw:polygon draw:style-name="gr303" draw:text-style-name="P3" draw:layer="layout" svg:width="0.645cm" svg:height="2.612cm" svg:x="13.035cm" svg:y="8.96cm" svg:viewBox="0 0 646 2613" draw:points="0,2240 0,0 646,373 646,2613">
              <text:p/>
            </draw:polygon>
            <draw:polygon draw:style-name="gr304" draw:text-style-name="P3" draw:layer="layout" svg:width="1.936cm" svg:height="3.359cm" svg:x="13.035cm" svg:y="8.213cm" svg:viewBox="0 0 1937 3360" draw:points="0,2987 0,747 1292,0 1937,373 1937,2613 646,3360">
              <text:p/>
            </draw:polygon>
            <draw:polygon draw:style-name="gr305" draw:text-style-name="P3" draw:layer="layout" svg:width="0.128cm" svg:height="0.298cm" svg:x="13.164cm" svg:y="10.826cm" svg:viewBox="0 0 129 299" draw:points="0,224 0,0 129,75 129,299">
              <text:p/>
            </draw:polygon>
            <draw:polygon draw:style-name="gr306" draw:text-style-name="P3" draw:layer="layout" svg:width="0.128cm" svg:height="0.298cm" svg:x="13.422cm" svg:y="10.976cm" svg:viewBox="0 0 129 299" draw:points="0,224 0,0 129,75 129,299">
              <text:p/>
            </draw:polygon>
            <draw:polygon draw:style-name="gr307" draw:text-style-name="P3" draw:layer="layout" svg:width="0.128cm" svg:height="0.298cm" svg:x="13.164cm" svg:y="10.453cm" svg:viewBox="0 0 129 299" draw:points="0,224 0,0 129,75 129,299">
              <text:p/>
            </draw:polygon>
            <draw:polygon draw:style-name="gr308" draw:text-style-name="P3" draw:layer="layout" svg:width="0.128cm" svg:height="0.298cm" svg:x="13.422cm" svg:y="10.602cm" svg:viewBox="0 0 129 299" draw:points="0,224 0,0 129,75 129,299">
              <text:p/>
            </draw:polygon>
            <draw:polygon draw:style-name="gr309" draw:text-style-name="P3" draw:layer="layout" svg:width="0.128cm" svg:height="0.298cm" svg:x="13.422cm" svg:y="10.229cm" svg:viewBox="0 0 129 299" draw:points="0,224 0,0 129,75 129,299">
              <text:p/>
            </draw:polygon>
            <draw:polygon draw:style-name="gr310" draw:text-style-name="P3" draw:layer="layout" svg:width="0.128cm" svg:height="0.298cm" svg:x="13.164cm" svg:y="10.08cm" svg:viewBox="0 0 129 299" draw:points="0,224 0,0 129,75 129,299">
              <text:p/>
            </draw:polygon>
            <draw:polygon draw:style-name="gr311" draw:text-style-name="P3" draw:layer="layout" svg:width="0.128cm" svg:height="0.298cm" svg:x="13.422cm" svg:y="9.856cm" svg:viewBox="0 0 129 299" draw:points="0,224 0,0 129,75 129,299">
              <text:p/>
            </draw:polygon>
            <draw:polygon draw:style-name="gr312" draw:text-style-name="P3" draw:layer="layout" svg:width="0.128cm" svg:height="0.298cm" svg:x="13.164cm" svg:y="9.706cm" svg:viewBox="0 0 129 299" draw:points="0,224 0,0 129,75 129,299">
              <text:p/>
            </draw:polygon>
            <draw:polygon draw:style-name="gr313" draw:text-style-name="P3" draw:layer="layout" svg:width="0.128cm" svg:height="0.298cm" svg:x="13.164cm" svg:y="9.258cm" svg:viewBox="0 0 129 299" draw:points="0,224 0,0 129,75 129,299">
              <text:p/>
            </draw:polygon>
          </draw:g>
        </draw:g>
        <draw:g>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314" draw:text-style-name="P2" draw:layer="layout" svg:width="0.579cm" svg:height="0.357cm" svg:x="15.376cm" svg:y="5.95cm" svg:viewBox="0 0 580 358" svg:d="M9 358c141 0 514-60 566-209 51-149-272-149-413-149 0 90-207 60-153 358z">
            <text:p/>
          </draw:path>
          <draw:g>
            <draw:polygon draw:style-name="gr315" draw:text-style-name="P3" draw:layer="layout" svg:width="2.58cm" svg:height="3.28cm" svg:x="12.802cm" svg:y="3.027cm" svg:viewBox="0 0 2581 3281" draw:points="0,1790 0,0 2581,1492 2581,3281">
              <text:p/>
            </draw:polygon>
            <draw:polygon draw:style-name="gr316" draw:text-style-name="P3" draw:layer="layout" svg:width="2.373cm" svg:height="2.803cm" svg:x="12.905cm" svg:y="3.206cm" svg:viewBox="0 0 2374 2804" draw:points="0,1432 0,0 2374,1402 2374,2804">
              <text:p/>
            </draw:polygon>
            <draw:polygon draw:style-name="gr317" draw:text-style-name="P3" draw:layer="layout" svg:width="2.734cm" svg:height="1.58cm" svg:x="12.802cm" svg:y="2.937cm" svg:viewBox="0 0 2735 1581" draw:points="2581,1581 0,90 155,0 2735,1492">
              <text:p/>
            </draw:polygon>
            <draw:polygon draw:style-name="gr318" draw:text-style-name="P3" draw:layer="layout" svg:width="0.154cm" svg:height="1.878cm" svg:x="15.383cm" svg:y="4.429cm" svg:viewBox="0 0 155 1879" draw:points="0,1879 0,90 155,0 155,1790">
              <text:p/>
            </draw:polygon>
            <draw:polygon draw:style-name="gr319" draw:text-style-name="P3" draw:layer="layout" svg:width="2.734cm" svg:height="3.37cm" svg:x="12.802cm" svg:y="2.937cm" svg:viewBox="0 0 2735 3371" draw:points="155,0 2735,1492 2735,3281 2581,3371 0,1879 0,90">
              <text:p/>
            </draw:polygon>
            <draw:polygon draw:style-name="gr320" draw:text-style-name="P3" draw:layer="layout" svg:width="0.102cm" svg:height="0.118cm" svg:x="14.041cm" svg:y="5.383cm" svg:viewBox="0 0 103 119" draw:points="0,60 0,0 103,60 103,119">
              <text:p/>
            </draw:polygon>
          </draw:g>
        </draw:g>
        <draw:g>
          <draw:glue-point draw:id="4" svg:x="2.694cm" svg:y="1.363cm"/>
          <draw:glue-point draw:id="5" svg:x="2.694cm" svg:y="-2.272cm"/>
          <draw:glue-point draw:id="6" svg:x="1.156cm" svg:y="-2.878cm"/>
          <draw:glue-point draw:id="7" svg:x="-0.382cm" svg:y="-4.09cm"/>
          <draw:glue-point draw:id="8" svg:x="-1.92cm" svg:y="4.393cm"/>
          <draw:glue-point draw:id="9" svg:x="1.156cm" svg:y="4.393cm"/>
          <draw:glue-point draw:id="10" svg:x="2.694cm" svg:y="3.787cm"/>
          <draw:glue-point draw:id="11" svg:x="-2.69cm" svg:y="-5cm"/>
          <draw:glue-point draw:id="12" svg:x="-4.997cm" svg:y="3.484cm"/>
          <draw:path draw:style-name="gr321" draw:text-style-name="P2" draw:layer="layout" svg:width="0.77cm" svg:height="0.635cm" svg:x="16.582cm" svg:y="16.085cm" svg:viewBox="0 0 771 636" svg:d="M0 636c302 0 771-63 771-318 0-254-221-318-331-318 0 191-440 381-440 636z">
            <text:p/>
          </draw:path>
          <draw:g>
            <draw:polygon draw:style-name="gr322" draw:text-style-name="P3" draw:layer="layout" svg:width="0.439cm" svg:height="1.463cm" svg:x="16.582cm" svg:y="15.257cm" svg:viewBox="0 0 440 1464" draw:points="0,1464 0,255 440,0 440,1209">
              <text:p/>
            </draw:polygon>
            <draw:polygon draw:style-name="gr323" draw:text-style-name="P3" draw:layer="layout" svg:width="0.66cm" svg:height="0.381cm" svg:x="15.921cm" svg:y="14.621cm" svg:viewBox="0 0 661 382" draw:points="661,255 440,382 330,382 0,191 0,127 220,0 330,0 661,191">
              <text:p/>
            </draw:polygon>
            <draw:polygon draw:style-name="gr324" draw:text-style-name="P3" draw:layer="layout" svg:width="0.219cm" svg:height="1.335cm" svg:x="16.361cm" svg:y="15.385cm" svg:viewBox="0 0 220 1336" draw:points="0,1209 0,0 220,127 220,1336">
              <text:p/>
            </draw:polygon>
            <draw:polygon draw:style-name="gr325" draw:text-style-name="P3" draw:layer="layout" svg:width="0.109cm" svg:height="0.254cm" svg:x="16.141cm" svg:y="15.766cm" svg:viewBox="0 0 110 255" draw:points="0,191 0,0 110,64 110,255">
              <text:p/>
            </draw:polygon>
            <draw:polygon draw:style-name="gr326" draw:text-style-name="P3" draw:layer="layout" svg:width="0.109cm" svg:height="0.254cm" svg:x="16.141cm" svg:y="15.066cm" svg:viewBox="0 0 110 255" draw:points="0,191 0,0 110,64 110,255">
              <text:p/>
            </draw:polygon>
            <draw:polygon draw:style-name="gr327" draw:text-style-name="P3" draw:layer="layout" svg:width="0.109cm" svg:height="1.59cm" svg:x="16.251cm" svg:y="15.003cm" svg:viewBox="0 0 110 1591" draw:points="0,1591 0,0 110,0 110,1591">
              <text:p/>
            </draw:polygon>
            <draw:polygon draw:style-name="gr328" draw:text-style-name="P3" draw:layer="layout" svg:width="0.329cm" svg:height="1.781cm" svg:x="15.921cm" svg:y="14.812cm" svg:viewBox="0 0 330 1782" draw:points="0,1591 0,0 330,191 330,1782">
              <text:p/>
            </draw:polygon>
            <draw:polygon draw:style-name="gr329" draw:text-style-name="P3" draw:layer="layout" svg:width="0.66cm" svg:height="0.572cm" svg:x="16.361cm" svg:y="14.939cm" svg:viewBox="0 0 661 573" draw:points="220,573 0,445 220,318 220,0 661,255 661,318">
              <text:p/>
            </draw:polygon>
            <draw:polygon draw:style-name="gr330" draw:text-style-name="P3" draw:layer="layout" svg:width="0.219cm" svg:height="0.508cm" svg:x="16.361cm" svg:y="14.876cm" svg:viewBox="0 0 220 509" draw:points="0,509 0,127 220,0 220,382">
              <text:p/>
            </draw:polygon>
            <draw:polyline draw:style-name="gr331" draw:text-style-name="P3" draw:layer="layout" svg:width="0.66cm" svg:height="0.317cm" svg:x="15.921cm" svg:y="16.021cm" svg:viewBox="0 0 661 318" draw:points="661,318 440,191 330,191 0,0">
              <text:p/>
            </draw:polyline>
            <draw:polyline draw:style-name="gr332" draw:text-style-name="P3" draw:layer="layout" svg:width="0.66cm" svg:height="0.317cm" svg:x="15.921cm" svg:y="15.766cm" svg:viewBox="0 0 661 318" draw:points="661,318 440,191 330,191 0,0">
              <text:p/>
            </draw:polyline>
            <draw:polygon draw:style-name="gr333" draw:text-style-name="P3" draw:layer="layout" svg:width="1.1cm" svg:height="2.099cm" svg:x="15.921cm" svg:y="14.621cm" svg:viewBox="0 0 1101 2100" draw:points="440,1973 330,1973 0,1782 0,127 220,0 330,0 661,191 661,318 1101,573 1101,1845 661,2100">
              <text:p/>
            </draw:polygon>
          </draw:g>
        </draw:g>
        <draw:custom-shape draw:style-name="gr334" draw:text-style-name="P4" draw:layer="layout" svg:width="4.553cm" svg:height="2.074cm" svg:x="16.494cm" svg:y="3.92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text:span text:style-name="T1">110V AC Outlet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5" draw:text-style-name="P4" draw:layer="layout" svg:width="3.302cm" svg:height="2.074cm" svg:x="23.098cm" svg:y="15.22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text:span text:style-name="T1">12V D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36" draw:text-style-name="P5" draw:layer="layout" svg:width="5.207cm" svg:height="1.143cm" svg:x="12.049cm" svg:y="2.016cm">
          <draw:text-box>
            <text:p text:style-name="P5"><text:span text:style-name="T2">GX Touch 50</text:span></text:p>
          </draw:text-box>
        </draw:frame>
        <draw:frame draw:style-name="gr336" draw:text-style-name="P5" draw:layer="layout" svg:width="9.017cm" svg:height="1.143cm" svg:x="1.127cm" svg:y="1.381cm">
          <draw:text-box>
            <text:p text:style-name="P5"><text:span text:style-name="T2">195 Watt Mono Panels x2</text:span></text:p>
          </draw:text-box>
        </draw:frame>
        <draw:frame draw:style-name="gr336" draw:text-style-name="P5" draw:layer="layout" svg:width="4.445cm" svg:height="1.143cm" svg:x="2.778cm" svg:y="5.191cm">
          <draw:text-box>
            <text:p text:style-name="P5"><text:span text:style-name="T2">20A MPPT x2</text:span></text:p>
          </draw:text-box>
        </draw:frame>
        <draw:frame draw:style-name="gr337" draw:text-style-name="P5" draw:layer="layout" svg:width="3.302cm" svg:height="1.397cm" svg:x="15.097cm" svg:y="8.62cm">
          <draw:text-box>
            <text:p text:style-name="P5"><text:span text:style-name="T2">Cerbo GX</text:span></text:p>
          </draw:text-box>
        </draw:frame>
        <draw:frame draw:style-name="gr338" draw:text-style-name="P5" draw:layer="layout" svg:width="3.588cm" svg:height="2.401cm" svg:x="23.479cm" svg:y="8.505cm">
          <draw:text-box>
            <text:p text:style-name="P5"><text:span text:style-name="T2">3000VA Inv/Ch</text:span></text:p>
            <text:p text:style-name="P5"><text:span text:style-name="T2">With transfer switch.</text:span></text:p>
            <text:p text:style-name="P5"><text:span text:style-name="T2"/></text:p>
          </draw:text-box>
        </draw:frame>
        <draw:frame draw:style-name="gr339" draw:text-style-name="P5" draw:layer="layout" svg:width="4.191cm" svg:height="1.016cm" svg:x="17.256cm" svg:y="14.462cm">
          <draw:text-box>
            <text:p text:style-name="P5"><text:span text:style-name="T2">500A Shunt</text:span></text:p>
          </draw:text-box>
        </draw:frame>
        <draw:frame draw:style-name="gr340" draw:text-style-name="P5" draw:layer="layout" svg:width="4.826cm" svg:height="0.979cm" svg:x="17.51cm" svg:y="17.51cm">
          <draw:text-box>
            <text:p text:style-name="P5"><text:span text:style-name="T2">120A Relay</text:span></text:p>
          </draw:text-box>
        </draw:frame>
        <draw:frame draw:style-name="gr336" draw:text-style-name="P5" draw:layer="layout" svg:width="4.572cm" svg:height="1.143cm" svg:x="7.096cm" svg:y="17.129cm">
          <draw:text-box>
            <text:p text:style-name="P5"><text:span text:style-name="T2">440Ah House</text:span></text:p>
          </draw:text-box>
        </draw:frame>
        <draw:frame draw:style-name="gr341" draw:text-style-name="P5" draw:layer="layout" svg:width="3.334cm" svg:height="0.979cm" svg:x="23.733cm" svg:y="18.145cm">
          <draw:text-box>
            <text:p text:style-name="P5"><text:span text:style-name="T2">Starting</text:span></text:p>
          </draw:text-box>
        </draw:frame>
        <draw:line draw:style-name="gr248" draw:text-style-name="P1" draw:layer="layout" svg:x1="13.065cm" svg:y1="9.255cm" svg:x2="9.763cm" svg:y2="9.255cm">
          <text:p/>
        </draw:line>
        <draw:line draw:style-name="gr248" draw:text-style-name="P1" draw:layer="layout" svg:x1="9.763cm" svg:y1="9.382cm" svg:x2="9.763cm" svg:y2="4.302cm">
          <text:p/>
        </draw:line>
        <draw:g>
          <draw:path draw:style-name="gr342" draw:text-style-name="P2" draw:layer="layout" svg:width="0.566cm" svg:height="0.508cm" svg:x="9.883cm" svg:y="3.943cm" svg:viewBox="0 0 567 509" svg:d="M0 509c247 0 567-145 567-291 0-145-9-218-189-218 0 156-378 301-378 509z">
            <text:p/>
          </draw:path>
          <draw:g>
            <draw:path draw:style-name="gr343" draw:text-style-name="P6" draw:layer="layout" svg:width="1.385cm" svg:height="0.873cm" svg:x="8.875cm" svg:y="3.615cm" svg:viewBox="0 0 1386 874" svg:d="M1386 0c0 0 0 583 0 437 1 255-299 437-692 437s-693-182-694-437c1 0 0-182 0-437 0 255 315 437 693 437 379 0 693-182 693-437z">
              <text:p/>
            </draw:path>
            <draw:path draw:style-name="gr344" draw:text-style-name="P6" draw:layer="layout" svg:width="1.385cm" svg:height="0.872cm" svg:x="8.874cm" svg:y="3.178cm" svg:viewBox="0 0 1386 873" svg:d="M693 0c393 0 693 189 693 436 0 248-300 437-693 437s-693-189-693-437c0-247 300-436 693-436z">
              <text:p/>
            </draw:path>
            <draw:polygon draw:style-name="gr345" draw:text-style-name="P6" draw:layer="layout" svg:width="0.377cm" svg:height="0.217cm" svg:x="9.631cm" svg:y="3.652cm" svg:viewBox="0 0 378 218" draw:points="189,0 126,36 378,182 315,218 63,73 0,109 0,0">
              <text:p/>
            </draw:polygon>
            <draw:polygon draw:style-name="gr346" draw:text-style-name="P6" draw:layer="layout" svg:width="0.377cm" svg:height="0.217cm" svg:x="9.126cm" svg:y="3.36cm" svg:viewBox="0 0 378 218" draw:points="315,146 378,109 378,218 189,218 252,182 0,36 63,0">
              <text:p/>
            </draw:polygon>
            <draw:polygon draw:style-name="gr347" draw:text-style-name="P6" draw:layer="layout" svg:width="0.377cm" svg:height="0.217cm" svg:x="9.126cm" svg:y="3.652cm" svg:viewBox="0 0 378 218" draw:points="63,146 316,0 378,36 126,182 189,218 0,218 0,109">
              <text:p/>
            </draw:polygon>
            <draw:polygon draw:style-name="gr348" draw:text-style-name="P6" draw:layer="layout" svg:width="0.377cm" svg:height="0.217cm" svg:x="9.631cm" svg:y="3.36cm" svg:viewBox="0 0 378 218" draw:points="252,36 189,0 378,0 378,109 315,73 63,218 0,182">
              <text:p/>
            </draw:polygon>
            <draw:path draw:style-name="gr349" draw:text-style-name="P6" draw:layer="layout" svg:width="1.385cm" svg:height="0.436cm" svg:x="8.874cm" svg:y="3.761cm" svg:viewBox="0 0 1386 437" svg:d="M1386 0c0 247-300 437-693 437s-693-190-693-437">
              <text:p/>
            </draw:path>
            <draw:line draw:style-name="gr350" draw:text-style-name="P7" draw:layer="layout" svg:x1="8.937cm" svg:y1="3.797cm" svg:x2="8.937cm" svg:y2="3.943cm">
              <text:p/>
            </draw:line>
            <draw:line draw:style-name="gr351" draw:text-style-name="P7" draw:layer="layout" svg:x1="9.064cm" svg:y1="3.906cm" svg:x2="9.064cm" svg:y2="4.052cm">
              <text:p/>
            </draw:line>
            <draw:line draw:style-name="gr352" draw:text-style-name="P7" draw:layer="layout" svg:x1="9.252cm" svg:y1="4.015cm" svg:x2="9.252cm" svg:y2="4.161cm">
              <text:p/>
            </draw:line>
            <draw:line draw:style-name="gr353" draw:text-style-name="P7" draw:layer="layout" svg:x1="9.442cm" svg:y1="4.052cm" svg:x2="9.442cm" svg:y2="4.198cm">
              <text:p/>
            </draw:line>
            <draw:line draw:style-name="gr354" draw:text-style-name="P7" draw:layer="layout" svg:x1="9.694cm" svg:y1="4.052cm" svg:x2="9.694cm" svg:y2="4.198cm">
              <text:p/>
            </draw:line>
            <draw:line draw:style-name="gr355" draw:text-style-name="P7" draw:layer="layout" svg:x1="9.883cm" svg:y1="4.015cm" svg:x2="9.883cm" svg:y2="4.161cm">
              <text:p/>
            </draw:line>
            <draw:line draw:style-name="gr356" draw:text-style-name="P7" draw:layer="layout" svg:x1="10.072cm" svg:y1="3.906cm" svg:x2="10.072cm" svg:y2="4.052cm">
              <text:p/>
            </draw:line>
            <draw:line draw:style-name="gr357" draw:text-style-name="P7" draw:layer="layout" svg:x1="10.198cm" svg:y1="3.797cm" svg:x2="10.198cm" svg:y2="3.943cm">
              <text:p/>
            </draw:line>
            <draw:line draw:style-name="gr358" draw:text-style-name="P7" draw:layer="layout" svg:x1="9.568cm" svg:y1="4.197cm" svg:x2="9.568cm" svg:y2="4.343cm">
              <text:p/>
            </draw:line>
            <draw:line draw:style-name="gr359" draw:text-style-name="P7" draw:layer="layout" svg:x1="9.82cm" svg:y1="4.161cm" svg:x2="9.82cm" svg:y2="4.307cm">
              <text:p/>
            </draw:line>
            <draw:line draw:style-name="gr360" draw:text-style-name="P7" draw:layer="layout" svg:x1="10.009cm" svg:y1="4.088cm" svg:x2="10.009cm" svg:y2="4.234cm">
              <text:p/>
            </draw:line>
            <draw:line draw:style-name="gr361" draw:text-style-name="P7" draw:layer="layout" svg:x1="10.135cm" svg:y1="4.015cm" svg:x2="10.135cm" svg:y2="4.161cm">
              <text:p/>
            </draw:line>
            <draw:line draw:style-name="gr362" draw:text-style-name="P7" draw:layer="layout" svg:x1="9.316cm" svg:y1="4.161cm" svg:x2="9.316cm" svg:y2="4.307cm">
              <text:p/>
            </draw:line>
            <draw:line draw:style-name="gr363" draw:text-style-name="P7" draw:layer="layout" svg:x1="9.126cm" svg:y1="4.088cm" svg:x2="9.126cm" svg:y2="4.234cm">
              <text:p/>
            </draw:line>
            <draw:line draw:style-name="gr364" draw:text-style-name="P7" draw:layer="layout" svg:x1="9cm" svg:y1="4.015cm" svg:x2="9cm" svg:y2="4.161cm">
              <text:p/>
            </draw:line>
            <draw:path draw:style-name="gr365" draw:text-style-name="P6" draw:layer="layout" svg:width="1.385cm" svg:height="0.436cm" svg:x="8.874cm" svg:y="3.906cm" svg:viewBox="0 0 1386 437" svg:d="M1386 0c0 247-300 437-693 437s-693-190-693-437">
              <text:p/>
            </draw:path>
            <draw:line draw:style-name="gr366" draw:text-style-name="P7" draw:layer="layout" svg:x1="8.937cm" svg:y1="4.088cm" svg:x2="8.937cm" svg:y2="4.234cm">
              <text:p/>
            </draw:line>
            <draw:line draw:style-name="gr367" draw:text-style-name="P7" draw:layer="layout" svg:x1="9.064cm" svg:y1="4.197cm" svg:x2="9.064cm" svg:y2="4.343cm">
              <text:p/>
            </draw:line>
            <draw:line draw:style-name="gr368" draw:text-style-name="P7" draw:layer="layout" svg:x1="9.252cm" svg:y1="4.307cm" svg:x2="9.252cm" svg:y2="4.453cm">
              <text:p/>
            </draw:line>
            <draw:line draw:style-name="gr369" draw:text-style-name="P7" draw:layer="layout" svg:x1="9.442cm" svg:y1="4.343cm" svg:x2="9.442cm" svg:y2="4.489cm">
              <text:p/>
            </draw:line>
            <draw:line draw:style-name="gr370" draw:text-style-name="P7" draw:layer="layout" svg:x1="9.694cm" svg:y1="4.343cm" svg:x2="9.694cm" svg:y2="4.489cm">
              <text:p/>
            </draw:line>
            <draw:line draw:style-name="gr371" draw:text-style-name="P7" draw:layer="layout" svg:x1="9.883cm" svg:y1="4.307cm" svg:x2="9.883cm" svg:y2="4.453cm">
              <text:p/>
            </draw:line>
            <draw:line draw:style-name="gr372" draw:text-style-name="P7" draw:layer="layout" svg:x1="10.072cm" svg:y1="4.197cm" svg:x2="10.072cm" svg:y2="4.343cm">
              <text:p/>
            </draw:line>
            <draw:line draw:style-name="gr373" draw:text-style-name="P7" draw:layer="layout" svg:x1="10.198cm" svg:y1="4.088cm" svg:x2="10.198cm" svg:y2="4.234cm">
              <text:p/>
            </draw:line>
            <draw:path draw:style-name="gr374" draw:text-style-name="P6" draw:layer="layout" svg:width="1.386cm" svg:height="1.309cm" svg:x="8.874cm" svg:y="3.178cm" svg:viewBox="0 0 1387 1310" svg:d="M693 0c393 0 694 189 694 437l-1 436c0 255-315 437-693 437-377 0-693-182-693-437 0 0 1-436 0-437 0-247 300-436 693-436z">
              <text:p/>
            </draw:path>
            <draw:polygon draw:style-name="gr375" draw:text-style-name="P3" draw:layer="layout" svg:width="0.125cm" svg:height="0.836cm" svg:x="9.504cm" svg:y="2.779cm" svg:viewBox="0 0 126 837" draw:points="63,837 63,146 0,73 63,0 126,73 63,146">
              <text:p/>
            </draw:polygon>
            <draw:path draw:style-name="gr376" draw:text-style-name="P3" draw:layer="layout" svg:width="0.094cm" svg:height="0.217cm" svg:x="9.694cm" svg:y="2.742cm" svg:viewBox="0 0 95 218" svg:d="M0 0c126 36 126 182 0 218">
              <text:p/>
            </draw:path>
            <draw:path draw:style-name="gr377" draw:text-style-name="P3" draw:layer="layout" svg:width="0.094cm" svg:height="0.217cm" svg:x="9.347cm" svg:y="2.742cm" svg:viewBox="0 0 95 218" svg:d="M95 0c-127 36-127 182 0 218">
              <text:p/>
            </draw:path>
            <draw:path draw:style-name="gr378" draw:text-style-name="P3" draw:layer="layout" svg:width="0.094cm" svg:height="0.363cm" svg:x="9.221cm" svg:y="2.67cm" svg:viewBox="0 0 95 364" svg:d="M95 0c-127 36-127 328 0 364">
              <text:p/>
            </draw:path>
            <draw:path draw:style-name="gr379" draw:text-style-name="P3" draw:layer="layout" svg:width="0.093cm" svg:height="0.363cm" svg:x="9.82cm" svg:y="2.67cm" svg:viewBox="0 0 94 364" svg:d="M0 0c126 36 126 328 0 364">
              <text:p/>
            </draw:path>
            <draw:path draw:style-name="gr380" draw:text-style-name="P3" draw:layer="layout" svg:width="0.094cm" svg:height="0.508cm" svg:x="9.095cm" svg:y="2.597cm" svg:viewBox="0 0 95 509" svg:d="M95 0c-127 36-127 473 0 509">
              <text:p/>
            </draw:path>
            <draw:path draw:style-name="gr381" draw:text-style-name="P3" draw:layer="layout" svg:width="0.092cm" svg:height="0.508cm" svg:x="9.946cm" svg:y="2.597cm" svg:viewBox="0 0 93 509" svg:d="M0 0c126 36 121 465 0 509">
              <text:p/>
            </draw:path>
            <draw:path draw:style-name="gr382" draw:text-style-name="P3" draw:layer="layout" svg:width="0.094cm" svg:height="0.654cm" svg:x="8.969cm" svg:y="2.524cm" svg:viewBox="0 0 95 655" svg:d="M95 0c-127 36-127 619 0 655">
              <text:p/>
            </draw:path>
            <draw:path draw:style-name="gr383" draw:text-style-name="P3" draw:layer="layout" svg:width="0.093cm" svg:height="0.654cm" svg:x="10.072cm" svg:y="2.524cm" svg:viewBox="0 0 94 655" svg:d="M0 0c126 36 126 619 0 655">
              <text:p/>
            </draw:path>
          </draw:g>
        </draw:g>
        <draw:frame draw:style-name="gr339" draw:text-style-name="P5" draw:layer="layout" svg:width="3.937cm" svg:height="1.016cm" svg:x="8.366cm" svg:y="1.381cm">
          <draw:text-box>
            <text:p text:style-name="P5"><text:span text:style-name="T2">Paramour Wifi</text:span></text:p>
          </draw:text-box>
        </draw:frame>
        <draw:frame draw:style-name="gr341" draw:text-style-name="P5" draw:layer="layout" svg:width="3.588cm" svg:height="0.979cm" svg:x="23.352cm" svg:y="6.842cm">
          <draw:text-box>
            <text:p text:style-name="P5"><text:span text:style-name="T2">Shore Pow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b Cox</meta:initial-creator>
    <meta:creation-date>2021-04-15T13:39:59.62</meta:creation-date>
    <dc:date>2021-04-15T14:17:51.72</dc:date>
    <dc:creator>Rob Cox</dc:creator>
    <meta:editing-duration>PT6M19S</meta:editing-duration>
    <meta:editing-cycles>1</meta:editing-cycles>
    <meta:document-statistic meta:object-count="487"/>
    <meta:generator>OpenOffice/4.1.3$Win32 OpenOffice.org_project/413m1$Build-9783</meta:generator>
  </office:meta>
</office:document-meta>
</file>